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size="13pt" fo:font-weight="bold" officeooo:paragraph-rsid="016c5c1a" fo:background-color="#ffff00" style:font-size-asian="13pt" style:font-weight-asian="bold"/>
    </style:style>
    <style:style style:name="P6" style:family="paragraph" style:parent-style-name="Standard">
      <style:text-properties style:font-name="Georgia" fo:font-weight="bold" style:font-weight-asian="bold"/>
    </style:style>
    <style:style style:name="P7" style:family="paragraph" style:parent-style-name="Standard">
      <style:text-properties style:font-name="Georgia" fo:font-weight="bold" officeooo:paragraph-rsid="001fc29e" style:font-weight-asian="bold"/>
    </style:style>
    <style:style style:name="P8" style:family="paragraph" style:parent-style-name="Standard">
      <style:text-properties style:font-name="Georgia" fo:font-weight="bold" officeooo:paragraph-rsid="0021688a" style:font-weight-asian="bold"/>
    </style:style>
    <style:style style:name="P9" style:family="paragraph" style:parent-style-name="Standard">
      <style:text-properties style:font-name="Georgia" fo:font-weight="bold" officeooo:paragraph-rsid="00234498" style:font-weight-asian="bold"/>
    </style:style>
    <style:style style:name="P10" style:family="paragraph" style:parent-style-name="Standard">
      <style:text-properties style:font-name="Georgia" fo:font-weight="bold" officeooo:paragraph-rsid="00341f9b" style:font-weight-asian="bold"/>
    </style:style>
    <style:style style:name="P11" style:family="paragraph" style:parent-style-name="Standard">
      <style:text-properties style:font-name="Georgia" fo:font-weight="bold" officeooo:paragraph-rsid="003c48b6" style:font-weight-asian="bold"/>
    </style:style>
    <style:style style:name="P12" style:family="paragraph" style:parent-style-name="Standard">
      <style:text-properties style:font-name="Georgia" fo:font-weight="bold" officeooo:paragraph-rsid="004126dc" style:font-weight-asian="bold"/>
    </style:style>
    <style:style style:name="P13" style:family="paragraph" style:parent-style-name="Standard">
      <style:text-properties style:font-name="Georgia" fo:font-weight="bold" officeooo:paragraph-rsid="0041a53b" style:font-weight-asian="bold"/>
    </style:style>
    <style:style style:name="P14" style:family="paragraph" style:parent-style-name="Standard">
      <style:text-properties style:font-name="Georgia" fo:font-weight="bold" officeooo:paragraph-rsid="004d07bc" style:font-weight-asian="bold"/>
    </style:style>
    <style:style style:name="P15" style:family="paragraph" style:parent-style-name="Standard">
      <style:text-properties style:font-name="Georgia" fo:font-weight="bold" officeooo:paragraph-rsid="00607e63" style:font-weight-asian="bold"/>
    </style:style>
    <style:style style:name="P16" style:family="paragraph" style:parent-style-name="Standard">
      <style:text-properties style:font-name="Georgia" fo:font-weight="bold" officeooo:paragraph-rsid="00648c35" style:font-weight-asian="bold"/>
    </style:style>
    <style:style style:name="P17" style:family="paragraph" style:parent-style-name="Standard">
      <style:text-properties style:font-name="Georgia" fo:font-weight="bold" officeooo:paragraph-rsid="006e8b91" style:font-weight-asian="bold"/>
    </style:style>
    <style:style style:name="P18" style:family="paragraph" style:parent-style-name="Standard">
      <style:text-properties style:font-name="Georgia" fo:font-weight="bold" officeooo:paragraph-rsid="0072874c" style:font-weight-asian="bold"/>
    </style:style>
    <style:style style:name="P19" style:family="paragraph" style:parent-style-name="Standard">
      <style:text-properties style:font-name="Georgia" fo:font-weight="bold" officeooo:paragraph-rsid="00729437" style:font-weight-asian="bold"/>
    </style:style>
    <style:style style:name="P20" style:family="paragraph" style:parent-style-name="Standard">
      <style:text-properties style:font-name="Georgia" fo:font-weight="bold" officeooo:paragraph-rsid="007472ca" style:font-weight-asian="bold"/>
    </style:style>
    <style:style style:name="P21" style:family="paragraph" style:parent-style-name="Standard">
      <style:text-properties style:font-name="Georgia" fo:font-weight="bold" officeooo:paragraph-rsid="00757edf" style:font-weight-asian="bold"/>
    </style:style>
    <style:style style:name="P22" style:family="paragraph" style:parent-style-name="Standard">
      <style:text-properties style:font-name="Georgia" fo:font-weight="bold" officeooo:paragraph-rsid="00774b4c" style:font-weight-asian="bold"/>
    </style:style>
    <style:style style:name="P23" style:family="paragraph" style:parent-style-name="Standard">
      <style:text-properties style:font-name="Georgia" fo:font-weight="bold" officeooo:paragraph-rsid="00897fc8" style:font-weight-asian="bold"/>
    </style:style>
    <style:style style:name="P24" style:family="paragraph" style:parent-style-name="Standard">
      <style:text-properties style:font-name="Georgia" fo:font-weight="bold" officeooo:paragraph-rsid="00ad6aef" style:font-weight-asian="bold"/>
    </style:style>
    <style:style style:name="P25" style:family="paragraph" style:parent-style-name="Standard">
      <style:text-properties style:font-name="Georgia" fo:font-weight="bold" officeooo:paragraph-rsid="00b376a6" style:font-weight-asian="bold"/>
    </style:style>
    <style:style style:name="P26" style:family="paragraph" style:parent-style-name="Standard">
      <style:text-properties style:font-name="Georgia" fo:font-weight="bold" officeooo:paragraph-rsid="00b57b85" style:font-weight-asian="bold"/>
    </style:style>
    <style:style style:name="P27" style:family="paragraph" style:parent-style-name="Standard">
      <style:text-properties style:font-name="Georgia" fo:font-weight="bold" officeooo:paragraph-rsid="00b6d1e3" style:font-weight-asian="bold"/>
    </style:style>
    <style:style style:name="P28" style:family="paragraph" style:parent-style-name="Standard">
      <style:text-properties style:font-name="Georgia" fo:font-weight="bold" officeooo:paragraph-rsid="00b830ec" style:font-weight-asian="bold"/>
    </style:style>
    <style:style style:name="P29" style:family="paragraph" style:parent-style-name="Standard">
      <style:text-properties style:font-name="Georgia" fo:font-weight="bold" officeooo:paragraph-rsid="00b8feaa" style:font-weight-asian="bold"/>
    </style:style>
    <style:style style:name="P30" style:family="paragraph" style:parent-style-name="Standard">
      <style:text-properties style:font-name="Georgia" fo:font-weight="bold" officeooo:paragraph-rsid="00bbc784" style:font-weight-asian="bold"/>
    </style:style>
    <style:style style:name="P31" style:family="paragraph" style:parent-style-name="Standard">
      <style:text-properties style:font-name="Georgia" fo:font-weight="bold" officeooo:paragraph-rsid="00bef82f" style:font-weight-asian="bold"/>
    </style:style>
    <style:style style:name="P32" style:family="paragraph" style:parent-style-name="Standard">
      <style:text-properties style:font-name="Georgia" fo:font-weight="bold" officeooo:paragraph-rsid="00bf9692" style:font-weight-asian="bold"/>
    </style:style>
    <style:style style:name="P33" style:family="paragraph" style:parent-style-name="Standard">
      <style:text-properties style:font-name="Georgia" fo:font-weight="bold" officeooo:paragraph-rsid="00c04bd8" style:font-weight-asian="bold"/>
    </style:style>
    <style:style style:name="P34" style:family="paragraph" style:parent-style-name="Standard">
      <style:text-properties style:font-name="Georgia" fo:font-weight="bold" officeooo:paragraph-rsid="00d5c2b5" style:font-weight-asian="bold"/>
    </style:style>
    <style:style style:name="P35" style:family="paragraph" style:parent-style-name="Standard">
      <style:text-properties style:font-name="Georgia" fo:font-weight="bold" officeooo:paragraph-rsid="00d8b71b" style:font-weight-asian="bold"/>
    </style:style>
    <style:style style:name="P36" style:family="paragraph" style:parent-style-name="Standard">
      <style:text-properties style:font-name="Georgia" fo:font-weight="bold" officeooo:paragraph-rsid="00da3cbc" style:font-weight-asian="bold"/>
    </style:style>
    <style:style style:name="P37" style:family="paragraph" style:parent-style-name="Standard">
      <style:text-properties style:font-name="Georgia" fo:font-weight="bold" officeooo:paragraph-rsid="00dd6423" style:font-weight-asian="bold"/>
    </style:style>
    <style:style style:name="P38" style:family="paragraph" style:parent-style-name="Standard">
      <style:text-properties style:font-name="Georgia" fo:font-weight="bold" officeooo:paragraph-rsid="00deafd3" style:font-weight-asian="bold"/>
    </style:style>
    <style:style style:name="P39" style:family="paragraph" style:parent-style-name="Standard">
      <style:text-properties style:font-name="Georgia" fo:font-weight="bold" officeooo:paragraph-rsid="00e07f58" style:font-weight-asian="bold"/>
    </style:style>
    <style:style style:name="P40" style:family="paragraph" style:parent-style-name="Standard">
      <style:text-properties style:font-name="Georgia" fo:font-weight="bold" officeooo:paragraph-rsid="00e0f13d" style:font-weight-asian="bold"/>
    </style:style>
    <style:style style:name="P41" style:family="paragraph" style:parent-style-name="Standard">
      <style:text-properties style:font-name="Georgia" fo:font-weight="bold" officeooo:paragraph-rsid="00e25011" style:font-weight-asian="bold"/>
    </style:style>
    <style:style style:name="P42" style:family="paragraph" style:parent-style-name="Standard">
      <style:text-properties style:font-name="Georgia" fo:font-weight="bold" officeooo:paragraph-rsid="00e3f07a" style:font-weight-asian="bold"/>
    </style:style>
    <style:style style:name="P43" style:family="paragraph" style:parent-style-name="Standard">
      <style:text-properties style:font-name="Georgia" fo:font-weight="bold" officeooo:paragraph-rsid="00e62d7b" style:font-weight-asian="bold"/>
    </style:style>
    <style:style style:name="P44" style:family="paragraph" style:parent-style-name="Standard">
      <style:text-properties style:font-name="Georgia" fo:font-weight="bold" officeooo:paragraph-rsid="00e7b358" style:font-weight-asian="bold"/>
    </style:style>
    <style:style style:name="P45" style:family="paragraph" style:parent-style-name="Standard">
      <style:text-properties style:font-name="Georgia" fo:font-weight="bold" officeooo:paragraph-rsid="00e8b811" style:font-weight-asian="bold"/>
    </style:style>
    <style:style style:name="P46" style:family="paragraph" style:parent-style-name="Standard">
      <style:text-properties style:font-name="Georgia" fo:font-weight="bold" officeooo:paragraph-rsid="00eaf9d5" style:font-weight-asian="bold"/>
    </style:style>
    <style:style style:name="P47" style:family="paragraph" style:parent-style-name="Standard">
      <style:text-properties style:font-name="Georgia" fo:font-weight="bold" officeooo:paragraph-rsid="00f59f45" style:font-weight-asian="bold"/>
    </style:style>
    <style:style style:name="P48" style:family="paragraph" style:parent-style-name="Standard">
      <style:text-properties style:font-name="Georgia" fo:font-weight="bold" officeooo:paragraph-rsid="01231667" style:font-weight-asian="bold"/>
    </style:style>
    <style:style style:name="P49" style:family="paragraph" style:parent-style-name="Standard">
      <style:text-properties style:font-name="Georgia" fo:font-weight="bold" officeooo:paragraph-rsid="01555aa4" style:font-weight-asian="bold"/>
    </style:style>
    <style:style style:name="P50" style:family="paragraph" style:parent-style-name="Standard">
      <style:text-properties style:font-name="Georgia" fo:font-weight="bold" officeooo:paragraph-rsid="015690f9" style:font-weight-asian="bold"/>
    </style:style>
    <style:style style:name="P51" style:family="paragraph" style:parent-style-name="Standard">
      <style:text-properties style:font-name="Georgia" fo:font-weight="bold" officeooo:paragraph-rsid="0158355c" style:font-weight-asian="bold"/>
    </style:style>
    <style:style style:name="P52" style:family="paragraph" style:parent-style-name="Standard">
      <style:text-properties style:font-name="Georgia" fo:font-weight="bold" officeooo:paragraph-rsid="0158ccab" style:font-weight-asian="bold"/>
    </style:style>
    <style:style style:name="P53" style:family="paragraph" style:parent-style-name="Standard">
      <style:text-properties style:font-name="Georgia" fo:font-weight="bold" officeooo:paragraph-rsid="015daf24" style:font-weight-asian="bold"/>
    </style:style>
    <style:style style:name="P54" style:family="paragraph" style:parent-style-name="Standard">
      <style:text-properties style:font-name="Georgia" fo:font-weight="bold" officeooo:paragraph-rsid="004037d1" style:font-weight-asian="bold"/>
    </style:style>
    <style:style style:name="P55" style:family="paragraph" style:parent-style-name="Standard">
      <style:text-properties style:font-name="Georgia" fo:font-weight="bold" officeooo:paragraph-rsid="0162711b" style:font-weight-asian="bold"/>
    </style:style>
    <style:style style:name="P56" style:family="paragraph" style:parent-style-name="Standard">
      <style:text-properties style:font-name="Georgia" fo:font-weight="bold" officeooo:rsid="0168a71d" officeooo:paragraph-rsid="016c5c1a" style:font-weight-asian="bold"/>
    </style:style>
    <style:style style:name="P57" style:family="paragraph" style:parent-style-name="Standard">
      <style:text-properties style:font-name="Georgia" fo:font-weight="bold" officeooo:paragraph-rsid="016c5c1a" style:font-weight-asian="bold"/>
    </style:style>
    <style:style style:name="P58" style:family="paragraph" style:parent-style-name="Standard">
      <style:text-properties style:font-name="Georgia" fo:font-weight="bold" officeooo:rsid="016c5c1a" officeooo:paragraph-rsid="016c5c1a" style:font-weight-asian="bold"/>
    </style:style>
    <style:style style:name="P59" style:family="paragraph" style:parent-style-name="Standard">
      <style:text-properties style:font-name="Georgia" fo:font-weight="bold" officeooo:paragraph-rsid="01b3a8ee" style:font-weight-asian="bold"/>
    </style:style>
    <style:style style:name="P60" style:family="paragraph" style:parent-style-name="Standard">
      <style:text-properties style:font-name="Georgia" fo:font-weight="bold" officeooo:paragraph-rsid="01b7626f" style:font-weight-asian="bold"/>
    </style:style>
    <style:style style:name="P61" style:family="paragraph" style:parent-style-name="Standard">
      <style:text-properties style:font-name="Georgia" fo:font-weight="bold" officeooo:rsid="01380c63" officeooo:paragraph-rsid="01b7626f" style:font-weight-asian="bold"/>
    </style:style>
    <style:style style:name="P62" style:family="paragraph" style:parent-style-name="Standard">
      <style:text-properties style:font-name="Georgia" fo:font-weight="bold" officeooo:paragraph-rsid="01b91271" style:font-weight-asian="bold"/>
    </style:style>
    <style:style style:name="P63" style:family="paragraph" style:parent-style-name="Standard">
      <style:text-properties style:font-name="Georgia" fo:font-weight="bold" officeooo:paragraph-rsid="01b9face" style:font-weight-asian="bold"/>
    </style:style>
    <style:style style:name="P64" style:family="paragraph" style:parent-style-name="Standard">
      <style:text-properties style:font-name="Georgia" fo:font-weight="bold" officeooo:paragraph-rsid="01ba4595" style:font-weight-asian="bold"/>
    </style:style>
    <style:style style:name="P65" style:family="paragraph" style:parent-style-name="Standard">
      <style:text-properties style:font-name="Georgia" fo:font-weight="bold" officeooo:paragraph-rsid="01c69d41" style:font-weight-asian="bold"/>
    </style:style>
    <style:style style:name="P66" style:family="paragraph" style:parent-style-name="Standard">
      <style:text-properties style:font-name="Georgia" fo:font-weight="bold" officeooo:paragraph-rsid="01cc8d66" style:font-weight-asian="bold"/>
    </style:style>
    <style:style style:name="P67" style:family="paragraph" style:parent-style-name="Standard">
      <style:text-properties style:font-name="Georgia" fo:font-weight="bold" officeooo:paragraph-rsid="01c4ca57" style:font-weight-asian="bold"/>
    </style:style>
    <style:style style:name="P68" style:family="paragraph" style:parent-style-name="Standard">
      <style:text-properties style:font-name="Georgia" fo:font-weight="normal" officeooo:rsid="0021688a" officeooo:paragraph-rsid="00234498" style:font-weight-asian="normal" style:font-weight-complex="normal"/>
    </style:style>
    <style:style style:name="P69" style:family="paragraph" style:parent-style-name="Standard">
      <style:text-properties style:font-name="Georgia" fo:font-weight="normal" officeooo:rsid="00495413" officeooo:paragraph-rsid="00495413" style:font-weight-asian="normal" style:font-weight-complex="normal"/>
    </style:style>
    <style:style style:name="P70" style:family="paragraph" style:parent-style-name="Standard">
      <style:text-properties style:font-name="Georgia" fo:font-weight="normal" officeooo:rsid="004a6328" officeooo:paragraph-rsid="004a6328" style:font-weight-asian="normal" style:font-weight-complex="normal"/>
    </style:style>
    <style:style style:name="P71" style:family="paragraph" style:parent-style-name="Standard">
      <style:text-properties style:font-name="Georgia" fo:font-weight="normal" officeooo:rsid="004d07bc" officeooo:paragraph-rsid="004d07bc" style:font-weight-asian="normal" style:font-weight-complex="normal"/>
    </style:style>
    <style:style style:name="P72" style:family="paragraph" style:parent-style-name="Standard">
      <style:text-properties style:font-name="Georgia" fo:font-weight="normal" officeooo:rsid="004d07bc" officeooo:paragraph-rsid="016c5c1a" style:font-weight-asian="normal" style:font-weight-complex="normal"/>
    </style:style>
    <style:style style:name="P73" style:family="paragraph" style:parent-style-name="Standard">
      <style:text-properties style:font-name="Georgia" fo:font-weight="normal" officeooo:paragraph-rsid="005b3275" style:font-weight-asian="normal" style:font-weight-complex="normal"/>
    </style:style>
    <style:style style:name="P74" style:family="paragraph" style:parent-style-name="Standard">
      <style:text-properties style:font-name="Georgia" fo:font-weight="normal" officeooo:rsid="005b3275" officeooo:paragraph-rsid="005b3275" style:font-weight-asian="normal" style:font-weight-complex="normal"/>
    </style:style>
    <style:style style:name="P75" style:family="paragraph" style:parent-style-name="Standard">
      <style:text-properties style:font-name="Georgia" fo:font-weight="normal" officeooo:rsid="005c8244" officeooo:paragraph-rsid="005c8244" style:font-weight-asian="normal" style:font-weight-complex="normal"/>
    </style:style>
    <style:style style:name="P76" style:family="paragraph" style:parent-style-name="Standard">
      <style:text-properties style:font-name="Georgia" fo:font-weight="normal" officeooo:rsid="005cda45" officeooo:paragraph-rsid="005cda45" style:font-weight-asian="normal" style:font-weight-complex="normal"/>
    </style:style>
    <style:style style:name="P77" style:family="paragraph" style:parent-style-name="Standard">
      <style:text-properties style:font-name="Georgia" fo:font-weight="normal" officeooo:rsid="005f0ee4" officeooo:paragraph-rsid="005f0ee4" style:font-weight-asian="normal" style:font-weight-complex="normal"/>
    </style:style>
    <style:style style:name="P78" style:family="paragraph" style:parent-style-name="Standard">
      <style:text-properties style:font-name="Georgia" fo:font-weight="normal" officeooo:rsid="00648c35" officeooo:paragraph-rsid="00648c35" style:font-weight-asian="normal" style:font-weight-complex="normal"/>
    </style:style>
    <style:style style:name="P79" style:family="paragraph" style:parent-style-name="Standard">
      <style:text-properties style:font-name="Georgia" fo:font-weight="normal" officeooo:rsid="00659841" officeooo:paragraph-rsid="00659841" style:font-weight-asian="normal" style:font-weight-complex="normal"/>
    </style:style>
    <style:style style:name="P80" style:family="paragraph" style:parent-style-name="Standard">
      <style:text-properties style:font-name="Georgia" fo:font-weight="normal" officeooo:rsid="00672a1f" officeooo:paragraph-rsid="00672a1f" style:font-weight-asian="normal" style:font-weight-complex="normal"/>
    </style:style>
    <style:style style:name="P81" style:family="paragraph" style:parent-style-name="Standard">
      <style:text-properties style:font-name="Georgia" fo:font-weight="normal" officeooo:rsid="006acab0" officeooo:paragraph-rsid="006acab0" style:font-weight-asian="normal" style:font-weight-complex="normal"/>
    </style:style>
    <style:style style:name="P82" style:family="paragraph" style:parent-style-name="Standard">
      <style:text-properties style:font-name="Georgia" fo:font-weight="normal" officeooo:rsid="006b18cd" officeooo:paragraph-rsid="006b18cd" style:font-weight-asian="normal" style:font-weight-complex="normal"/>
    </style:style>
    <style:style style:name="P83" style:family="paragraph" style:parent-style-name="Standard">
      <style:text-properties style:font-name="Georgia" fo:font-weight="normal" officeooo:rsid="00757edf" officeooo:paragraph-rsid="00757edf" style:font-weight-asian="normal" style:font-weight-complex="normal"/>
    </style:style>
    <style:style style:name="P84" style:family="paragraph" style:parent-style-name="Standard">
      <style:text-properties style:font-name="Georgia" fo:font-weight="normal" officeooo:rsid="00897fc8" officeooo:paragraph-rsid="00897fc8" style:font-weight-asian="normal" style:font-weight-complex="normal"/>
    </style:style>
    <style:style style:name="P85" style:family="paragraph" style:parent-style-name="Standard">
      <style:text-properties style:font-name="Georgia" fo:font-weight="normal" officeooo:rsid="008a6f61" officeooo:paragraph-rsid="008a6f61" style:font-weight-asian="normal" style:font-weight-complex="normal"/>
    </style:style>
    <style:style style:name="P86" style:family="paragraph" style:parent-style-name="Standard">
      <style:text-properties style:font-name="Georgia" fo:font-weight="normal" officeooo:rsid="008b90ea" officeooo:paragraph-rsid="008b90ea" style:font-weight-asian="normal" style:font-weight-complex="normal"/>
    </style:style>
    <style:style style:name="P87" style:family="paragraph" style:parent-style-name="Standard">
      <style:text-properties style:font-name="Georgia" fo:font-weight="normal" officeooo:rsid="00ad6aef" officeooo:paragraph-rsid="00ad6aef" style:font-weight-asian="normal" style:font-weight-complex="normal"/>
    </style:style>
    <style:style style:name="P88" style:family="paragraph" style:parent-style-name="Standard">
      <style:text-properties style:font-name="Georgia" fo:font-weight="normal" officeooo:rsid="00afabf5" officeooo:paragraph-rsid="00afabf5" style:font-weight-asian="normal" style:font-weight-complex="normal"/>
    </style:style>
    <style:style style:name="P89" style:family="paragraph" style:parent-style-name="Standard">
      <style:text-properties style:font-name="Georgia" fo:font-weight="normal" officeooo:rsid="00b376a6" officeooo:paragraph-rsid="00b376a6" style:font-weight-asian="normal" style:font-weight-complex="normal"/>
    </style:style>
    <style:style style:name="P90" style:family="paragraph" style:parent-style-name="Standard">
      <style:text-properties style:font-name="Georgia" fo:font-weight="normal" officeooo:rsid="00b6d1e3" officeooo:paragraph-rsid="00b6d1e3" style:font-weight-asian="normal" style:font-weight-complex="normal"/>
    </style:style>
    <style:style style:name="P91" style:family="paragraph" style:parent-style-name="Standard">
      <style:text-properties style:font-name="Georgia" fo:font-weight="normal" officeooo:rsid="00b830ec" officeooo:paragraph-rsid="00b830ec" style:font-weight-asian="normal" style:font-weight-complex="normal"/>
    </style:style>
    <style:style style:name="P92" style:family="paragraph" style:parent-style-name="Standard">
      <style:text-properties style:font-name="Georgia" fo:font-weight="normal" officeooo:rsid="00b8feaa" officeooo:paragraph-rsid="00b8feaa" style:font-weight-asian="normal" style:font-weight-complex="normal"/>
    </style:style>
    <style:style style:name="P93" style:family="paragraph" style:parent-style-name="Standard">
      <style:text-properties style:font-name="Georgia" fo:font-weight="normal" officeooo:rsid="00bbc784" officeooo:paragraph-rsid="00bbc784" style:font-weight-asian="normal" style:font-weight-complex="normal"/>
    </style:style>
    <style:style style:name="P94" style:family="paragraph" style:parent-style-name="Standard">
      <style:text-properties style:font-name="Georgia" fo:font-weight="normal" officeooo:rsid="00bf9692" officeooo:paragraph-rsid="00bf9692" style:font-weight-asian="normal" style:font-weight-complex="normal"/>
    </style:style>
    <style:style style:name="P95" style:family="paragraph" style:parent-style-name="Standard">
      <style:text-properties style:font-name="Georgia" fo:font-weight="normal" officeooo:rsid="00c04bd8" officeooo:paragraph-rsid="00c04bd8" style:font-weight-asian="normal" style:font-weight-complex="normal"/>
    </style:style>
    <style:style style:name="P96" style:family="paragraph" style:parent-style-name="Standard">
      <style:text-properties style:font-name="Georgia" fo:font-weight="normal" officeooo:rsid="00d5c2b5" officeooo:paragraph-rsid="00d5c2b5" style:font-weight-asian="normal" style:font-weight-complex="normal"/>
    </style:style>
    <style:style style:name="P97" style:family="paragraph" style:parent-style-name="Standard">
      <style:text-properties style:font-name="Georgia" fo:font-weight="normal" officeooo:rsid="00d8b71b" officeooo:paragraph-rsid="00d8b71b" style:font-weight-asian="normal" style:font-weight-complex="normal"/>
    </style:style>
    <style:style style:name="P98" style:family="paragraph" style:parent-style-name="Standard">
      <style:text-properties style:font-name="Georgia" fo:font-weight="normal" officeooo:rsid="00da3cbc" officeooo:paragraph-rsid="00da3cbc" style:font-weight-asian="normal" style:font-weight-complex="normal"/>
    </style:style>
    <style:style style:name="P99" style:family="paragraph" style:parent-style-name="Standard">
      <style:text-properties style:font-name="Georgia" fo:font-weight="normal" officeooo:rsid="00dac4ac" officeooo:paragraph-rsid="00dac4ac" style:font-weight-asian="normal" style:font-weight-complex="normal"/>
    </style:style>
    <style:style style:name="P100" style:family="paragraph" style:parent-style-name="Standard">
      <style:text-properties style:font-name="Georgia" fo:font-weight="normal" officeooo:rsid="00dd6423" officeooo:paragraph-rsid="00dd6423" style:font-weight-asian="normal" style:font-weight-complex="normal"/>
    </style:style>
    <style:style style:name="P101" style:family="paragraph" style:parent-style-name="Standard">
      <style:text-properties style:font-name="Georgia" fo:font-weight="normal" officeooo:rsid="00deafd3" officeooo:paragraph-rsid="00deafd3" style:font-weight-asian="normal" style:font-weight-complex="normal"/>
    </style:style>
    <style:style style:name="P102" style:family="paragraph" style:parent-style-name="Standard">
      <style:text-properties style:font-name="Georgia" fo:font-weight="normal" officeooo:rsid="00e0f13d" officeooo:paragraph-rsid="00e0f13d" style:font-weight-asian="normal" style:font-weight-complex="normal"/>
    </style:style>
    <style:style style:name="P103" style:family="paragraph" style:parent-style-name="Standard">
      <style:text-properties style:font-name="Georgia" fo:font-weight="normal" officeooo:rsid="00e25011" officeooo:paragraph-rsid="00e25011" style:font-weight-asian="normal" style:font-weight-complex="normal"/>
    </style:style>
    <style:style style:name="P104" style:family="paragraph" style:parent-style-name="Standard">
      <style:text-properties style:font-name="Georgia" fo:font-weight="normal" officeooo:rsid="00e3f07a" officeooo:paragraph-rsid="00e3f07a" style:font-weight-asian="normal" style:font-weight-complex="normal"/>
    </style:style>
    <style:style style:name="P105" style:family="paragraph" style:parent-style-name="Standard">
      <style:text-properties style:font-name="Georgia" fo:font-weight="normal" officeooo:rsid="00e4c8bc" officeooo:paragraph-rsid="00e4c8bc" style:font-weight-asian="normal" style:font-weight-complex="normal"/>
    </style:style>
    <style:style style:name="P106" style:family="paragraph" style:parent-style-name="Standard">
      <style:text-properties style:font-name="Georgia" fo:font-weight="normal" officeooo:rsid="00e59e72" officeooo:paragraph-rsid="00e59e72" style:font-weight-asian="normal" style:font-weight-complex="normal"/>
    </style:style>
    <style:style style:name="P107" style:family="paragraph" style:parent-style-name="Standard">
      <style:text-properties style:font-name="Georgia" fo:font-weight="normal" officeooo:rsid="00e8b811" officeooo:paragraph-rsid="00e8b811" style:font-weight-asian="normal" style:font-weight-complex="normal"/>
    </style:style>
    <style:style style:name="P108" style:family="paragraph" style:parent-style-name="Standard">
      <style:text-properties style:font-name="Georgia" fo:font-weight="normal" officeooo:rsid="00eaf9d5" officeooo:paragraph-rsid="00eaf9d5" style:font-weight-asian="normal" style:font-weight-complex="normal"/>
    </style:style>
    <style:style style:name="P109" style:family="paragraph" style:parent-style-name="Standard">
      <style:text-properties style:font-name="Georgia" fo:font-weight="normal" officeooo:rsid="00ec1942" officeooo:paragraph-rsid="00ec1942" style:font-weight-asian="normal" style:font-weight-complex="normal"/>
    </style:style>
    <style:style style:name="P110" style:family="paragraph" style:parent-style-name="Standard">
      <style:text-properties style:font-name="Georgia" fo:font-weight="normal" officeooo:rsid="00ec1942" officeooo:paragraph-rsid="00f1ddc8" style:font-weight-asian="normal" style:font-weight-complex="normal"/>
    </style:style>
    <style:style style:name="P111" style:family="paragraph" style:parent-style-name="Standard">
      <style:text-properties style:font-name="Georgia" fo:font-weight="normal" officeooo:rsid="00edffa6" officeooo:paragraph-rsid="00edffa6" style:font-weight-asian="normal" style:font-weight-complex="normal"/>
    </style:style>
    <style:style style:name="P112" style:family="paragraph" style:parent-style-name="Standard">
      <style:text-properties style:font-name="Georgia" fo:font-weight="normal" officeooo:rsid="00edffa6" officeooo:paragraph-rsid="00ec1942" style:font-weight-asian="normal" style:font-weight-complex="normal"/>
    </style:style>
    <style:style style:name="P113" style:family="paragraph" style:parent-style-name="Standard">
      <style:text-properties style:font-name="Georgia" fo:font-weight="normal" officeooo:rsid="00ef02c8" officeooo:paragraph-rsid="00ef02c8" style:font-weight-asian="normal" style:font-weight-complex="normal"/>
    </style:style>
    <style:style style:name="P114" style:family="paragraph" style:parent-style-name="Standard">
      <style:text-properties style:font-name="Georgia" fo:font-weight="normal" officeooo:rsid="00f0bc62" officeooo:paragraph-rsid="00f0bc62" style:font-weight-asian="normal" style:font-weight-complex="normal"/>
    </style:style>
    <style:style style:name="P115" style:family="paragraph" style:parent-style-name="Standard">
      <style:text-properties style:font-name="Georgia" fo:font-weight="normal" officeooo:rsid="00f0e117" officeooo:paragraph-rsid="00f0e117" style:font-weight-asian="normal" style:font-weight-complex="normal"/>
    </style:style>
    <style:style style:name="P116" style:family="paragraph" style:parent-style-name="Standard">
      <style:text-properties style:font-name="Georgia" fo:font-weight="normal" officeooo:rsid="00f1ddc8" officeooo:paragraph-rsid="00f1ddc8" style:font-weight-asian="normal" style:font-weight-complex="normal"/>
    </style:style>
    <style:style style:name="P117" style:family="paragraph" style:parent-style-name="Standard">
      <style:text-properties style:font-name="Georgia" fo:font-weight="normal" officeooo:rsid="00f59f45" officeooo:paragraph-rsid="00f59f45" style:font-weight-asian="normal" style:font-weight-complex="normal"/>
    </style:style>
    <style:style style:name="P118" style:family="paragraph" style:parent-style-name="Standard">
      <style:text-properties style:font-name="Georgia" fo:font-weight="normal" officeooo:rsid="011b65af" officeooo:paragraph-rsid="011b65af" style:font-weight-asian="normal" style:font-weight-complex="normal"/>
    </style:style>
    <style:style style:name="P119" style:family="paragraph" style:parent-style-name="Standard">
      <style:text-properties style:font-name="Georgia" fo:font-weight="normal" officeooo:rsid="00f2dbf7" officeooo:paragraph-rsid="00f2dbf7" style:font-weight-asian="normal" style:font-weight-complex="normal"/>
    </style:style>
    <style:style style:name="P120" style:family="paragraph" style:parent-style-name="Standard">
      <style:text-properties style:font-name="Georgia" fo:font-weight="normal" officeooo:rsid="01324333" officeooo:paragraph-rsid="01324333" style:font-weight-asian="normal" style:font-weight-complex="normal"/>
    </style:style>
    <style:style style:name="P121" style:family="paragraph" style:parent-style-name="Standard">
      <style:text-properties style:font-name="Georgia" fo:font-weight="normal" officeooo:rsid="01555aa4" officeooo:paragraph-rsid="01555aa4" style:font-weight-asian="normal" style:font-weight-complex="normal"/>
    </style:style>
    <style:style style:name="P122" style:family="paragraph" style:parent-style-name="Standard">
      <style:text-properties style:font-name="Georgia" fo:font-weight="normal" officeooo:rsid="01555aa4" officeooo:paragraph-rsid="019eab8d" style:font-weight-asian="normal" style:font-weight-complex="normal"/>
    </style:style>
    <style:style style:name="P123" style:family="paragraph" style:parent-style-name="Standard">
      <style:text-properties style:font-name="Georgia" fo:font-weight="normal" officeooo:rsid="0158ccab" officeooo:paragraph-rsid="0158ccab" style:font-weight-asian="normal" style:font-weight-complex="normal"/>
    </style:style>
    <style:style style:name="P124" style:family="paragraph" style:parent-style-name="Standard">
      <style:text-properties style:font-name="Georgia" fo:font-weight="normal" officeooo:rsid="0158ccab" officeooo:paragraph-rsid="01d5fa4c" style:font-weight-asian="normal" style:font-weight-complex="normal"/>
    </style:style>
    <style:style style:name="P125" style:family="paragraph" style:parent-style-name="Standard">
      <style:text-properties style:font-name="Georgia" fo:font-weight="normal" officeooo:rsid="015ad06a" officeooo:paragraph-rsid="0158ccab" style:font-weight-asian="normal" style:font-weight-complex="normal"/>
    </style:style>
    <style:style style:name="P126" style:family="paragraph" style:parent-style-name="Standard">
      <style:text-properties style:font-name="Georgia" fo:font-weight="normal" officeooo:rsid="01623f2b" officeooo:paragraph-rsid="01623f2b" style:font-weight-asian="normal" style:font-weight-complex="normal"/>
    </style:style>
    <style:style style:name="P127" style:family="paragraph" style:parent-style-name="Standard">
      <style:text-properties style:font-name="Georgia" fo:font-weight="normal" officeooo:rsid="0162711b" officeooo:paragraph-rsid="0162711b" style:font-weight-asian="normal" style:font-weight-complex="normal"/>
    </style:style>
    <style:style style:name="P128" style:family="paragraph" style:parent-style-name="Standard">
      <style:text-properties style:font-name="Georgia" fo:font-weight="normal" officeooo:rsid="017783ab" officeooo:paragraph-rsid="017783ab" style:font-weight-asian="normal" style:font-weight-complex="normal"/>
    </style:style>
    <style:style style:name="P129" style:family="paragraph" style:parent-style-name="Standard">
      <style:text-properties style:font-name="Georgia" fo:font-weight="normal" officeooo:rsid="00729437" officeooo:paragraph-rsid="0179b3ae" style:font-weight-asian="normal" style:font-weight-complex="normal"/>
    </style:style>
    <style:style style:name="P130" style:family="paragraph" style:parent-style-name="Standard">
      <style:text-properties style:font-name="Georgia" fo:font-weight="normal" officeooo:rsid="00ba8131" officeooo:paragraph-rsid="00ba8131" style:font-weight-asian="normal" style:font-weight-complex="normal"/>
    </style:style>
    <style:style style:name="P131" style:family="paragraph" style:parent-style-name="Standard">
      <style:text-properties style:font-name="Georgia" fo:font-weight="normal" officeooo:rsid="0177aa27" officeooo:paragraph-rsid="00607e63" style:font-weight-asian="normal" style:font-weight-complex="normal"/>
    </style:style>
    <style:style style:name="P132" style:family="paragraph" style:parent-style-name="Standard">
      <style:text-properties style:font-name="Georgia" fo:font-weight="normal" officeooo:rsid="018badc1" officeooo:paragraph-rsid="018badc1" style:font-weight-asian="normal" style:font-weight-complex="normal"/>
    </style:style>
    <style:style style:name="P133" style:family="paragraph" style:parent-style-name="Standard">
      <style:text-properties style:font-name="Georgia" fo:font-weight="normal" officeooo:rsid="0160eb45" officeooo:paragraph-rsid="0160eb45" style:font-weight-asian="normal" style:font-weight-complex="normal"/>
    </style:style>
    <style:style style:name="P134" style:family="paragraph" style:parent-style-name="Standard">
      <style:text-properties style:font-name="Georgia" fo:font-weight="normal" officeooo:rsid="018cedfb" officeooo:paragraph-rsid="018cedfb" style:font-weight-asian="normal" style:font-weight-complex="normal"/>
    </style:style>
    <style:style style:name="P135" style:family="paragraph" style:parent-style-name="Standard">
      <style:text-properties style:font-name="Georgia" fo:font-weight="normal" officeooo:rsid="005405e6" officeooo:paragraph-rsid="016c5c1a" style:font-weight-asian="normal" style:font-weight-complex="normal"/>
    </style:style>
    <style:style style:name="P136" style:family="paragraph" style:parent-style-name="Standard">
      <style:text-properties style:font-name="Georgia" fo:font-weight="normal" officeooo:rsid="0195bdc1" officeooo:paragraph-rsid="0195bdc1" style:font-weight-asian="normal" style:font-weight-complex="normal"/>
    </style:style>
    <style:style style:name="P137" style:family="paragraph" style:parent-style-name="Standard">
      <style:text-properties style:font-name="Georgia" fo:font-weight="normal" officeooo:rsid="0197127d" officeooo:paragraph-rsid="0197127d" style:font-weight-asian="normal" style:font-weight-complex="normal"/>
    </style:style>
    <style:style style:name="P138" style:family="paragraph" style:parent-style-name="Standard">
      <style:text-properties style:font-name="Georgia" fo:font-weight="normal" officeooo:rsid="01983375" officeooo:paragraph-rsid="01983375" style:font-weight-asian="normal" style:font-weight-complex="normal"/>
    </style:style>
    <style:style style:name="P139" style:family="paragraph" style:parent-style-name="Standard">
      <style:text-properties style:font-name="Georgia" fo:font-weight="normal" officeooo:rsid="019b8635" officeooo:paragraph-rsid="019b8635" style:font-weight-asian="normal" style:font-weight-complex="normal"/>
    </style:style>
    <style:style style:name="P140" style:family="paragraph" style:parent-style-name="Standard">
      <style:text-properties style:font-name="Georgia" fo:font-weight="normal" officeooo:rsid="019d5fe0" officeooo:paragraph-rsid="01a857a2" style:font-weight-asian="normal" style:font-weight-complex="normal"/>
    </style:style>
    <style:style style:name="P141" style:family="paragraph" style:parent-style-name="Standard">
      <style:text-properties style:font-name="Georgia" fo:font-weight="normal" officeooo:rsid="01a18e56" officeooo:paragraph-rsid="01555aa4" style:font-weight-asian="normal" style:font-weight-complex="normal"/>
    </style:style>
    <style:style style:name="P142" style:family="paragraph" style:parent-style-name="Standard">
      <style:text-properties style:font-name="Georgia" fo:font-weight="normal" officeooo:rsid="01aa48b2" officeooo:paragraph-rsid="01aa48b2" style:font-weight-asian="normal" style:font-weight-complex="normal"/>
    </style:style>
    <style:style style:name="P143" style:family="paragraph" style:parent-style-name="Standard">
      <style:text-properties style:font-name="Georgia" fo:font-weight="normal" officeooo:rsid="01acf76a" officeooo:paragraph-rsid="01acf76a" style:font-weight-asian="normal" style:font-weight-complex="normal"/>
    </style:style>
    <style:style style:name="P144" style:family="paragraph" style:parent-style-name="Standard">
      <style:text-properties style:font-name="Georgia" fo:font-weight="normal" officeooo:rsid="01add4e5" officeooo:paragraph-rsid="01add4e5" style:font-weight-asian="normal" style:font-weight-complex="normal"/>
    </style:style>
    <style:style style:name="P145" style:family="paragraph" style:parent-style-name="Standard">
      <style:text-properties style:font-name="Georgia" fo:font-weight="normal" officeooo:rsid="01ae5536" officeooo:paragraph-rsid="01ae5536" style:font-weight-asian="normal" style:font-weight-complex="normal"/>
    </style:style>
    <style:style style:name="P146" style:family="paragraph" style:parent-style-name="Standard">
      <style:text-properties style:font-name="Georgia" fo:font-weight="normal" officeooo:rsid="01b10064" officeooo:paragraph-rsid="01b10064" style:font-weight-asian="normal" style:font-weight-complex="normal"/>
    </style:style>
    <style:style style:name="P147" style:family="paragraph" style:parent-style-name="Standard">
      <style:text-properties style:font-name="Georgia" fo:font-weight="normal" officeooo:rsid="01b3a8ee" officeooo:paragraph-rsid="01b3a8ee" style:font-weight-asian="normal" style:font-weight-complex="normal"/>
    </style:style>
    <style:style style:name="P148" style:family="paragraph" style:parent-style-name="Standard">
      <style:text-properties style:font-name="Georgia" fo:font-weight="normal" officeooo:rsid="00f9112d" officeooo:paragraph-rsid="00f59f45" style:font-weight-asian="normal" style:font-weight-complex="normal"/>
    </style:style>
    <style:style style:name="P149" style:family="paragraph" style:parent-style-name="Standard">
      <style:text-properties style:font-name="Georgia" fo:font-weight="normal" officeooo:rsid="01b91271" officeooo:paragraph-rsid="01b9face" style:font-weight-asian="normal" style:font-weight-complex="normal"/>
    </style:style>
    <style:style style:name="P150" style:family="paragraph" style:parent-style-name="Standard">
      <style:text-properties style:font-name="Georgia" fo:font-weight="normal" officeooo:rsid="01ba0add" officeooo:paragraph-rsid="01ba0add" style:font-weight-asian="normal" style:font-weight-complex="normal"/>
    </style:style>
    <style:style style:name="P151" style:family="paragraph" style:parent-style-name="Standard">
      <style:text-properties style:font-name="Georgia" fo:font-weight="normal" officeooo:rsid="01ba4595" officeooo:paragraph-rsid="01ba4595" style:font-weight-asian="normal" style:font-weight-complex="normal"/>
    </style:style>
    <style:style style:name="P152" style:family="paragraph" style:parent-style-name="Standard">
      <style:text-properties style:font-name="Georgia" fo:font-weight="normal" officeooo:rsid="01bb622d" officeooo:paragraph-rsid="01bb622d" style:font-weight-asian="normal" style:font-weight-complex="normal"/>
    </style:style>
    <style:style style:name="P153" style:family="paragraph" style:parent-style-name="Standard">
      <style:text-properties style:font-name="Georgia" fo:font-weight="normal" officeooo:rsid="00b95a9f" officeooo:paragraph-rsid="00b95a9f" style:font-weight-asian="normal" style:font-weight-complex="normal"/>
    </style:style>
    <style:style style:name="P154" style:family="paragraph" style:parent-style-name="Standard">
      <style:text-properties style:font-name="Georgia" fo:font-weight="normal" officeooo:rsid="01c14871" officeooo:paragraph-rsid="01c14871" style:font-weight-asian="normal" style:font-weight-complex="normal"/>
    </style:style>
    <style:style style:name="P155" style:family="paragraph" style:parent-style-name="Standard">
      <style:text-properties style:font-name="Georgia" fo:font-weight="normal" officeooo:rsid="01c78e24" officeooo:paragraph-rsid="01c78e24" style:font-weight-asian="normal" style:font-weight-complex="normal"/>
    </style:style>
    <style:style style:name="P156" style:family="paragraph" style:parent-style-name="Standard">
      <style:text-properties style:font-name="Georgia" fo:font-weight="normal" officeooo:rsid="01bdd5cb" officeooo:paragraph-rsid="005cda45" style:font-weight-asian="normal" style:font-weight-complex="normal"/>
    </style:style>
    <style:style style:name="P157" style:family="paragraph" style:parent-style-name="Standard">
      <style:text-properties style:font-name="Georgia" fo:font-weight="normal" officeooo:rsid="01c4ca57" officeooo:paragraph-rsid="01c4ca57" style:font-weight-asian="normal" style:font-weight-complex="normal"/>
    </style:style>
    <style:style style:name="P158" style:family="paragraph" style:parent-style-name="Standard">
      <style:text-properties style:font-name="Georgia" fo:font-weight="normal" officeooo:rsid="01c69d41" officeooo:paragraph-rsid="01c69d41" style:font-weight-asian="normal" style:font-weight-complex="normal"/>
    </style:style>
    <style:style style:name="P159" style:family="paragraph" style:parent-style-name="Standard">
      <style:text-properties style:font-name="Georgia" fo:font-weight="normal" officeooo:rsid="01b258ea" officeooo:paragraph-rsid="01b258ea" style:font-weight-asian="normal" style:font-weight-complex="normal"/>
    </style:style>
    <style:style style:name="P160" style:family="paragraph" style:parent-style-name="Standard">
      <style:text-properties style:font-name="Georgia" fo:font-weight="normal" officeooo:rsid="0166c72d" officeooo:paragraph-rsid="01d5fa4c" style:font-weight-asian="normal" style:font-weight-complex="normal"/>
    </style:style>
    <style:style style:name="P161" style:family="paragraph" style:parent-style-name="Standard">
      <style:text-properties style:font-name="Georgia" fo:font-weight="normal" officeooo:rsid="0166837b" officeooo:paragraph-rsid="01d5fa4c" style:font-weight-asian="normal" style:font-weight-complex="normal"/>
    </style:style>
    <style:style style:name="P162" style:family="paragraph" style:parent-style-name="Standard">
      <style:text-properties style:font-name="Georgia" fo:font-weight="normal" officeooo:paragraph-rsid="0158355c" style:font-weight-asian="normal"/>
    </style:style>
    <style:style style:name="P163" style:family="paragraph" style:parent-style-name="Standard">
      <style:text-properties style:font-name="Georgia" fo:font-weight="normal" officeooo:paragraph-rsid="015daf24" style:font-weight-asian="normal"/>
    </style:style>
    <style:style style:name="P164" style:family="paragraph" style:parent-style-name="Standard">
      <style:text-properties style:font-name="Georgia" fo:font-weight="normal" officeooo:paragraph-rsid="018eec24" style:font-weight-asian="normal"/>
    </style:style>
    <style:style style:name="P165" style:family="paragraph" style:parent-style-name="Standard">
      <style:text-properties style:font-name="Georgia" fo:font-size="11pt" fo:font-weight="normal" officeooo:rsid="01804c88" officeooo:paragraph-rsid="01804c88" style:font-size-asian="11pt" style:font-weight-asian="normal" style:font-size-complex="11pt" style:font-weight-complex="normal"/>
    </style:style>
    <style:style style:name="P166" style:family="paragraph" style:parent-style-name="Standard">
      <style:text-properties style:font-name="Georgia" fo:font-size="11pt" fo:font-weight="normal" officeooo:rsid="0181d9ef" officeooo:paragraph-rsid="0181d9ef" style:font-size-asian="11pt" style:font-weight-asian="normal" style:font-size-complex="11pt" style:font-weight-complex="normal"/>
    </style:style>
    <style:style style:name="P167" style:family="paragraph" style:parent-style-name="Standard">
      <style:text-properties style:font-name="Georgia" fo:font-style="italic" fo:font-weight="normal" officeooo:rsid="00fde87b" officeooo:paragraph-rsid="01b7626f" style:font-style-asian="italic" style:font-weight-asian="normal" style:font-style-complex="italic" style:font-weight-complex="normal"/>
    </style:style>
    <style:style style:name="P168" style:family="paragraph" style:parent-style-name="Standard">
      <style:text-properties style:font-name="Georgia" fo:font-style="italic" fo:font-weight="normal" officeooo:rsid="01324333" officeooo:paragraph-rsid="01b7626f" style:font-style-asian="italic" style:font-weight-asian="normal" style:font-style-complex="italic" style:font-weight-complex="normal"/>
    </style:style>
    <style:style style:name="P169" style:family="paragraph" style:parent-style-name="Standard">
      <style:text-properties style:font-name="Georgia" fo:font-style="normal" fo:font-weight="normal" officeooo:rsid="00fde87b" officeooo:paragraph-rsid="01b7626f" style:font-style-asian="normal" style:font-weight-asian="normal" style:font-style-complex="normal" style:font-weight-complex="normal"/>
    </style:style>
    <style:style style:name="P170" style:family="paragraph" style:parent-style-name="Standard">
      <style:text-properties style:font-name="Georgia" fo:font-style="normal" fo:font-weight="normal" officeooo:rsid="01ce02ae" officeooo:paragraph-rsid="01ce02ae" style:font-style-asian="normal" style:font-weight-asian="normal" style:font-style-complex="normal" style:font-weight-complex="normal"/>
    </style:style>
    <style:style style:name="P171" style:family="paragraph" style:parent-style-name="Standard">
      <style:text-properties style:font-name="Georgia" fo:font-style="normal" fo:font-weight="normal" officeooo:rsid="01604a91" officeooo:paragraph-rsid="01d03abc" style:font-style-asian="normal" style:font-weight-asian="normal" style:font-style-complex="normal" style:font-weight-complex="normal"/>
    </style:style>
    <style:style style:name="P172" style:family="paragraph" style:parent-style-name="Standard">
      <style:text-properties style:font-name="Georgia" fo:font-size="10pt" fo:font-weight="normal" officeooo:rsid="01d03abc" officeooo:paragraph-rsid="01d03abc" style:font-size-asian="10pt" style:font-weight-asian="normal" style:font-size-complex="10pt" style:font-weight-complex="normal"/>
    </style:style>
    <style:style style:name="P173" style:family="paragraph" style:parent-style-name="Standard">
      <style:text-properties officeooo:paragraph-rsid="0031a262"/>
    </style:style>
    <style:style style:name="P174" style:family="paragraph" style:parent-style-name="Standard">
      <style:text-properties fo:font-weight="normal" officeooo:rsid="0158ccab" officeooo:paragraph-rsid="0158ccab" style:font-weight-asian="normal" style:font-weight-complex="normal"/>
    </style:style>
    <style:style style:name="P175" style:family="paragraph" style:parent-style-name="Standard">
      <style:text-properties fo:font-weight="normal" officeooo:rsid="015ad06a" officeooo:paragraph-rsid="015ad06a" style:font-weight-asian="normal" style:font-weight-complex="normal"/>
    </style:style>
    <style:style style:name="P176" style:family="paragraph" style:parent-style-name="Standard">
      <style:text-properties fo:font-weight="normal" officeooo:rsid="01b7626f" officeooo:paragraph-rsid="01b7626f" style:font-weight-asian="normal" style:font-weight-complex="normal"/>
    </style:style>
    <style:style style:name="P177" style:family="paragraph" style:parent-style-name="Standard">
      <style:text-properties officeooo:paragraph-rsid="00d234fb"/>
    </style:style>
    <style:style style:name="P178" style:family="paragraph" style:parent-style-name="Standard">
      <style:text-properties officeooo:paragraph-rsid="00edffa6"/>
    </style:style>
    <style:style style:name="P179" style:family="paragraph" style:parent-style-name="Standard">
      <style:text-properties officeooo:paragraph-rsid="00f1ddc8"/>
    </style:style>
    <style:style style:name="P180" style:family="paragraph" style:parent-style-name="Standard">
      <style:text-properties officeooo:paragraph-rsid="0158ccab"/>
    </style:style>
    <style:style style:name="P181" style:family="paragraph" style:parent-style-name="Standard">
      <style:text-properties officeooo:paragraph-rsid="0162711b"/>
    </style:style>
    <style:style style:name="P182" style:family="paragraph" style:parent-style-name="Standard">
      <style:text-properties officeooo:paragraph-rsid="016c5c1a"/>
    </style:style>
    <style:style style:name="P183" style:family="paragraph" style:parent-style-name="Standard">
      <style:text-properties officeooo:paragraph-rsid="006bca37"/>
    </style:style>
    <style:style style:name="P184" style:family="paragraph" style:parent-style-name="Standard">
      <style:text-properties fo:font-style="italic" officeooo:rsid="00f9f606" officeooo:paragraph-rsid="00f9f606" style:font-style-asian="italic" style:font-style-complex="italic"/>
    </style:style>
    <style:style style:name="P185" style:family="paragraph" style:parent-style-name="Standard">
      <style:text-properties fo:font-style="italic" officeooo:rsid="00f9112d" officeooo:paragraph-rsid="00f9112d" style:font-style-asian="italic" style:font-style-complex="italic"/>
    </style:style>
    <style:style style:name="P186" style:family="paragraph" style:parent-style-name="Standard">
      <style:text-properties officeooo:paragraph-rsid="00f9f606"/>
    </style:style>
    <style:style style:name="P187" style:family="paragraph" style:parent-style-name="Standard">
      <style:text-properties officeooo:paragraph-rsid="00f59f45"/>
    </style:style>
    <style:style style:name="P188" style:family="paragraph" style:parent-style-name="Standard">
      <style:text-properties officeooo:paragraph-rsid="01c4ca57"/>
    </style:style>
    <style:style style:name="P189" style:family="paragraph" style:parent-style-name="Standard">
      <style:text-properties officeooo:paragraph-rsid="0080aaaa"/>
    </style:style>
    <style:style style:name="P190" style:family="paragraph" style:parent-style-name="Standard">
      <style:text-properties style:use-window-font-color="true" style:font-name="Georgia" fo:font-size="11pt" fo:language="en" fo:country="US" fo:font-weight="normal" officeooo:rsid="0197127d" officeooo:paragraph-rsid="0197127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1" style:family="paragraph" style:parent-style-name="Standard">
      <style:text-properties style:use-window-font-color="true" style:font-name="Georgia" fo:font-size="11pt" fo:language="en" fo:country="US" fo:font-weight="normal" officeooo:rsid="019e04bb" officeooo:paragraph-rsid="01a857a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2" style:family="paragraph" style:parent-style-name="Preformatted_20_Text">
      <style:paragraph-properties fo:margin-top="0in" fo:margin-bottom="0in" loext:contextual-spacing="false" fo:text-align="start" style:justify-single-word="false" fo:orphans="2" fo:widows="2" fo:padding="0in" fo:border="none"/>
    </style:style>
    <style:style style:name="P19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194" style:family="paragraph" style:parent-style-name="Preformatted_20_Text">
      <style:text-properties fo:font-variant="normal" fo:text-transform="none" style:font-name="var jp-code-font-family" fo:letter-spacing="normal" fo:font-style="normal" fo:font-weight="normal" officeooo:paragraph-rsid="001fc29e"/>
    </style:style>
    <style:style style:name="P195" style:family="paragraph" style:parent-style-name="Standard" style:master-page-name="Standard">
      <style:paragraph-properties style:page-number="auto"/>
      <style:text-properties style:font-name="Georgia" fo:font-size="13pt" fo:font-weight="bold" style:font-size-asian="13pt" style:font-weight-asian="bold"/>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495413" style:font-weight-asian="normal" style:font-weight-complex="normal"/>
    </style:style>
    <style:style style:name="T7" style:family="text">
      <style:text-properties style:font-name="Georgia" fo:font-weight="normal" officeooo:rsid="00c04bd8" style:font-weight-asian="normal" style:font-weight-complex="normal"/>
    </style:style>
    <style:style style:name="T8" style:family="text">
      <style:text-properties style:font-name="Georgia" fo:font-weight="normal" officeooo:rsid="00ccf71b" style:font-weight-asian="normal" style:font-weight-complex="normal"/>
    </style:style>
    <style:style style:name="T9" style:family="text">
      <style:text-properties style:font-name="Georgia" fo:font-weight="normal" officeooo:rsid="00ce66a0" style:font-weight-asian="normal" style:font-weight-complex="normal"/>
    </style:style>
    <style:style style:name="T10" style:family="text">
      <style:text-properties style:font-name="Georgia" fo:font-weight="normal" officeooo:rsid="00cefc80" style:font-weight-asian="normal" style:font-weight-complex="normal"/>
    </style:style>
    <style:style style:name="T11" style:family="text">
      <style:text-properties style:font-name="Georgia" fo:font-weight="normal" officeooo:rsid="00d0a54d" style:font-weight-asian="normal" style:font-weight-complex="normal"/>
    </style:style>
    <style:style style:name="T12" style:family="text">
      <style:text-properties style:font-name="Georgia" fo:font-weight="normal" officeooo:rsid="00d234fb" style:font-weight-asian="normal" style:font-weight-complex="normal"/>
    </style:style>
    <style:style style:name="T13" style:family="text">
      <style:text-properties style:font-name="Georgia" fo:font-weight="normal" officeooo:rsid="00d3dd7d" style:font-weight-asian="normal" style:font-weight-complex="normal"/>
    </style:style>
    <style:style style:name="T14" style:family="text">
      <style:text-properties style:font-name="Georgia" fo:font-weight="normal" officeooo:rsid="00d7ba04" style:font-weight-asian="normal" style:font-weight-complex="normal"/>
    </style:style>
    <style:style style:name="T15" style:family="text">
      <style:text-properties style:font-name="Georgia" fo:font-weight="normal" officeooo:rsid="00f1ddc8" style:font-weight-asian="normal" style:font-weight-complex="normal"/>
    </style:style>
    <style:style style:name="T16" style:family="text">
      <style:text-properties style:font-name="Georgia" fo:font-weight="normal" officeooo:rsid="00ec1942" style:font-weight-asian="normal" style:font-weight-complex="normal"/>
    </style:style>
    <style:style style:name="T17" style:family="text">
      <style:text-properties style:font-name="Georgia" fo:font-weight="normal" officeooo:rsid="00f49b77" style:font-weight-asian="normal" style:font-weight-complex="normal"/>
    </style:style>
    <style:style style:name="T18" style:family="text">
      <style:text-properties style:font-name="Georgia" fo:font-weight="normal" officeooo:rsid="00f59f45" style:font-weight-asian="normal" style:font-weight-complex="normal"/>
    </style:style>
    <style:style style:name="T19" style:family="text">
      <style:text-properties style:font-name="Georgia" fo:font-weight="normal" officeooo:rsid="00f5e06a" style:font-weight-asian="normal" style:font-weight-complex="normal"/>
    </style:style>
    <style:style style:name="T20" style:family="text">
      <style:text-properties style:font-name="Georgia" fo:font-weight="normal" officeooo:rsid="00f734b5" style:font-weight-asian="normal" style:font-weight-complex="normal"/>
    </style:style>
    <style:style style:name="T21" style:family="text">
      <style:text-properties style:font-name="Georgia" fo:font-weight="normal" officeooo:rsid="00f9112d" style:font-weight-asian="normal" style:font-weight-complex="normal"/>
    </style:style>
    <style:style style:name="T22" style:family="text">
      <style:text-properties style:font-name="Georgia" fo:font-weight="normal" officeooo:rsid="00f9f606" style:font-weight-asian="normal" style:font-weight-complex="normal"/>
    </style:style>
    <style:style style:name="T23" style:family="text">
      <style:text-properties style:font-name="Georgia" fo:font-weight="normal" officeooo:rsid="0162711b" style:font-weight-asian="normal" style:font-weight-complex="normal"/>
    </style:style>
    <style:style style:name="T24" style:family="text">
      <style:text-properties style:font-name="Georgia" fo:font-weight="normal" officeooo:rsid="016f5901" style:font-weight-asian="normal" style:font-weight-complex="normal"/>
    </style:style>
    <style:style style:name="T25" style:family="text">
      <style:text-properties style:font-name="Georgia" fo:font-weight="normal" officeooo:rsid="01950768" style:font-weight-asian="normal" style:font-weight-complex="normal"/>
    </style:style>
    <style:style style:name="T26" style:family="text">
      <style:text-properties style:font-name="Georgia" fo:font-weight="normal" officeooo:rsid="0080aaaa" style:font-weight-asian="normal" style:font-weight-complex="normal"/>
    </style:style>
    <style:style style:name="T27" style:family="text">
      <style:text-properties style:font-name="Georgia" officeooo:rsid="015ad06a"/>
    </style:style>
    <style:style style:name="T28" style:family="text">
      <style:text-properties style:font-name="Georgia" officeooo:rsid="015c349c"/>
    </style:style>
    <style:style style:name="T29" style:family="text">
      <style:text-properties style:font-name="Georgia" officeooo:rsid="01b54639"/>
    </style:style>
    <style:style style:name="T30" style:family="text">
      <style:text-properties style:font-name="Georgia" officeooo:rsid="01b90747"/>
    </style:style>
    <style:style style:name="T31" style:family="text">
      <style:text-properties style:use-window-font-color="true"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style:use-window-font-color="true"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style:use-window-font-color="true"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style:use-window-font-color="true"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style:use-window-font-color="true"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style:use-window-font-color="true"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style:use-window-font-color="true"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8" style:family="text">
      <style:text-properties style:use-window-font-color="true" style:font-name="Georgia" fo:font-size="11pt" fo:language="en" fo:country="US" fo:font-weight="normal" officeooo:rsid="0170d7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9" style:family="text">
      <style:text-properties style:use-window-font-color="true" style:font-name="Georgia" fo:font-size="11pt" fo:language="en" fo:country="US" fo:font-weight="normal" officeooo:rsid="0195076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0" style:family="text">
      <style:text-properties style:use-window-font-color="true" fo:font-size="11pt" fo:language="en" fo:country="US" fo:font-style="normal" fo:font-weight="normal" officeooo:rsid="01b7626f"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41"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42" style:family="text">
      <style:text-properties style:use-window-font-color="true" fo:font-size="11pt" fo:language="en" fo:country="US" officeooo:rsid="01623f2b" style:letter-kerning="false" style:font-name-asian="Calibri1" style:font-size-asian="11pt" style:language-asian="en" style:country-asian="US" style:font-name-complex="DejaVu Sans" style:font-size-complex="11pt" style:language-complex="ar" style:country-complex="SA"/>
    </style:style>
    <style:style style:name="T43" style:family="text">
      <style:text-properties style:use-window-font-color="true" fo:font-size="11pt" fo:language="en" fo:country="US" officeooo:rsid="016768a7" style:letter-kerning="false" style:font-name-asian="Calibri1" style:font-size-asian="11pt" style:language-asian="en" style:country-asian="US" style:font-name-complex="DejaVu Sans" style:font-size-complex="11pt" style:language-complex="ar" style:country-complex="SA"/>
    </style:style>
    <style:style style:name="T44" style:family="text">
      <style:text-properties style:use-window-font-color="true" fo:font-size="11pt" fo:language="en" fo:country="US" officeooo:rsid="017136f6" style:letter-kerning="false" style:font-name-asian="Calibri1" style:font-size-asian="11pt" style:language-asian="en" style:country-asian="US" style:font-name-complex="DejaVu Sans" style:font-size-complex="11pt" style:language-complex="ar" style:country-complex="SA"/>
    </style:style>
    <style:style style:name="T45" style:family="text">
      <style:text-properties style:use-window-font-color="true" fo:font-size="11pt" fo:language="en" fo:country="US" officeooo:rsid="01739c2e" style:letter-kerning="false" style:font-name-asian="Calibri1" style:font-size-asian="11pt" style:language-asian="en" style:country-asian="US" style:font-name-complex="DejaVu Sans" style:font-size-complex="11pt" style:language-complex="ar" style:country-complex="SA"/>
    </style:style>
    <style:style style:name="T46" style:family="text">
      <style:text-properties style:use-window-font-color="true" fo:font-size="11pt" fo:language="en" fo:country="US" officeooo:rsid="0177aa27" style:letter-kerning="false" style:font-name-asian="Calibri1" style:font-size-asian="11pt" style:language-asian="en" style:country-asian="US" style:font-name-complex="DejaVu Sans" style:font-size-complex="11pt" style:language-complex="ar" style:country-complex="SA"/>
    </style:style>
    <style:style style:name="T47" style:family="text">
      <style:text-properties style:use-window-font-color="true" fo:font-size="11pt" fo:language="en" fo:country="US" officeooo:rsid="01836821" style:letter-kerning="false" style:font-name-asian="Calibri1" style:font-size-asian="11pt" style:language-asian="en" style:country-asian="US" style:font-name-complex="DejaVu Sans" style:font-size-complex="11pt" style:language-complex="ar" style:country-complex="SA"/>
    </style:style>
    <style:style style:name="T48" style:family="text">
      <style:text-properties style:use-window-font-color="true" fo:font-size="11pt" fo:language="en" fo:country="US" officeooo:rsid="0197127d" style:letter-kerning="false" style:font-name-asian="Calibri1" style:font-size-asian="11pt" style:language-asian="en" style:country-asian="US" style:font-name-complex="DejaVu Sans" style:font-size-complex="11pt" style:language-complex="ar" style:country-complex="SA"/>
    </style:style>
    <style:style style:name="T49" style:family="text">
      <style:text-properties style:use-window-font-color="true" fo:font-size="11pt" fo:language="en" fo:country="US" officeooo:rsid="019e04bb" style:letter-kerning="false" style:font-name-asian="Calibri1" style:font-size-asian="11pt" style:language-asian="en" style:country-asian="US" style:font-name-complex="DejaVu Sans" style:font-size-complex="11pt" style:language-complex="ar" style:country-complex="SA"/>
    </style:style>
    <style:style style:name="T50" style:family="text">
      <style:text-properties style:use-window-font-color="true" fo:font-size="11pt" fo:language="en" fo:country="US" officeooo:rsid="019eab8d" style:letter-kerning="false" style:font-name-asian="Calibri1" style:font-size-asian="11pt" style:language-asian="en" style:country-asian="US" style:font-name-complex="DejaVu Sans" style:font-size-complex="11pt" style:language-complex="ar" style:country-complex="SA"/>
    </style:style>
    <style:style style:name="T51" style:family="text">
      <style:text-properties style:use-window-font-color="true" fo:font-size="11pt" fo:language="en" fo:country="US" officeooo:rsid="01a7a085" style:letter-kerning="false" style:font-name-asian="Calibri1" style:font-size-asian="11pt" style:language-asian="en" style:country-asian="US" style:font-name-complex="DejaVu Sans" style:font-size-complex="11pt" style:language-complex="ar" style:country-complex="SA"/>
    </style:style>
    <style:style style:name="T52" style:family="text">
      <style:text-properties style:use-window-font-color="true"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53" style:family="text">
      <style:text-properties style:use-window-font-color="true" fo:font-size="11pt" fo:language="en" fo:country="US" officeooo:rsid="01b10064" style:letter-kerning="false" style:font-name-asian="Calibri1" style:font-size-asian="11pt" style:language-asian="en" style:country-asian="US" style:font-name-complex="DejaVu Sans" style:font-size-complex="11pt" style:language-complex="ar" style:country-complex="SA"/>
    </style:style>
    <style:style style:name="T54" style:family="text">
      <style:text-properties style:use-window-font-color="true" fo:font-size="11pt" fo:language="en" fo:country="US" officeooo:rsid="01b3a8ee" style:letter-kerning="false" style:font-name-asian="Calibri1" style:font-size-asian="11pt" style:language-asian="en" style:country-asian="US" style:font-name-complex="DejaVu Sans" style:font-size-complex="11pt" style:language-complex="ar" style:country-complex="SA"/>
    </style:style>
    <style:style style:name="T55" style:family="text">
      <style:text-properties style:use-window-font-color="true" fo:font-size="11pt" fo:language="en" fo:country="US" officeooo:rsid="01b91271" style:letter-kerning="false" style:font-name-asian="Calibri1" style:font-size-asian="11pt" style:language-asian="en" style:country-asian="US" style:font-name-complex="DejaVu Sans" style:font-size-complex="11pt" style:language-complex="ar" style:country-complex="SA"/>
    </style:style>
    <style:style style:name="T56" style:family="text">
      <style:text-properties style:use-window-font-color="true" fo:font-size="11pt" fo:language="en" fo:country="US" officeooo:rsid="01c819bc" style:letter-kerning="false" style:font-name-asian="Calibri1" style:font-size-asian="11pt" style:language-asian="en" style:country-asian="US" style:font-name-complex="DejaVu Sans" style:font-size-complex="11pt" style:language-complex="ar" style:country-complex="SA"/>
    </style:style>
    <style:style style:name="T57" style:family="text">
      <style:text-properties style:use-window-font-color="true" fo:font-size="11pt" fo:language="en" fo:country="US" officeooo:rsid="01d2e64c" style:letter-kerning="false" style:font-name-asian="Calibri1" style:font-size-asian="11pt" style:language-asian="en" style:country-asian="US" style:font-name-complex="DejaVu Sans" style:font-size-complex="11pt" style:language-complex="ar" style:country-complex="SA"/>
    </style:style>
    <style:style style:name="T58" style:family="text">
      <style:text-properties style:use-window-font-color="true" fo:font-size="11pt" fo:language="en" fo:country="US" officeooo:rsid="01d5fa4c" style:letter-kerning="false" style:font-name-asian="Calibri1" style:font-size-asian="11pt" style:language-asian="en" style:country-asian="US" style:font-name-complex="DejaVu Sans" style:font-size-complex="11pt" style:language-complex="ar" style:country-complex="SA"/>
    </style:style>
    <style:style style:name="T59" style:family="text">
      <style:text-properties style:use-window-font-color="true" fo:font-size="11pt" fo:language="en" fo:country="US" officeooo:rsid="01d6a302" style:letter-kerning="false" style:font-name-asian="Calibri1" style:font-size-asian="11pt" style:language-asian="en" style:country-asian="US" style:font-name-complex="DejaVu Sans" style:font-size-complex="11pt" style:language-complex="ar" style:country-complex="SA"/>
    </style:style>
    <style:style style:name="T60" style:family="text">
      <style:text-properties style:use-window-font-color="true"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style:use-window-font-color="true" fo:font-size="11pt" fo:language="en" fo:country="US" fo:font-weight="normal" officeooo:rsid="0193ea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style:use-window-font-color="true" fo:font-size="11pt" fo:language="en" fo:country="US" fo:font-weight="normal" officeooo:rsid="01b3a8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style:use-window-font-color="true" fo:language="en" fo:country="US" officeooo:rsid="01851382" style:letter-kerning="false" style:font-name-asian="Calibri1" style:language-asian="en" style:country-asian="US" style:font-name-complex="DejaVu Sans" style:font-size-complex="11pt" style:language-complex="ar" style:country-complex="SA"/>
    </style:style>
    <style:style style:name="T64" style:family="text">
      <style:text-properties style:use-window-font-color="true" fo:language="en" fo:country="US" officeooo:rsid="0183aa5a" style:letter-kerning="false" style:font-name-asian="Calibri1" style:language-asian="en" style:country-asian="US" style:font-name-complex="DejaVu Sans" style:language-complex="ar" style:country-complex="SA"/>
    </style:style>
    <style:style style:name="T65" style:family="text">
      <style:text-properties style:use-window-font-color="true" fo:font-size="10pt" fo:language="en" fo:country="US" officeooo:rsid="018ddb4d" style:letter-kerning="false" style:font-name-asian="Liberation Mono" style:font-size-asian="10pt" style:language-asian="en" style:country-asian="US" style:font-name-complex="Liberation Mono" style:font-size-complex="10pt" style:language-complex="ar" style:country-complex="SA"/>
    </style:style>
    <style:style style:name="T66" style:family="text">
      <style:text-properties style:use-window-font-color="true" style:text-position="super 58%"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67" style:family="text">
      <style:text-properties officeooo:rsid="005c8244"/>
    </style:style>
    <style:style style:name="T68" style:family="text">
      <style:text-properties officeooo:rsid="00659841"/>
    </style:style>
    <style:style style:name="T69" style:family="text">
      <style:text-properties officeooo:rsid="00672a1f"/>
    </style:style>
    <style:style style:name="T70" style:family="text">
      <style:text-properties fo:font-weight="normal" style:font-weight-asian="normal" style:font-weight-complex="normal"/>
    </style:style>
    <style:style style:name="T71" style:family="text">
      <style:text-properties fo:font-weight="normal" officeooo:rsid="0158ccab" style:font-weight-asian="normal" style:font-weight-complex="normal"/>
    </style:style>
    <style:style style:name="T72" style:family="text">
      <style:text-properties fo:font-weight="normal" officeooo:rsid="004d809a" style:font-weight-asian="normal" style:font-weight-complex="normal"/>
    </style:style>
    <style:style style:name="T73" style:family="text">
      <style:text-properties fo:font-weight="normal" officeooo:rsid="016dcdf8" style:font-weight-asian="normal" style:font-weight-complex="normal"/>
    </style:style>
    <style:style style:name="T74" style:family="text">
      <style:text-properties fo:font-weight="normal" officeooo:rsid="017b72b5" style:font-weight-asian="normal" style:font-weight-complex="normal"/>
    </style:style>
    <style:style style:name="T75" style:family="text">
      <style:text-properties fo:font-weight="normal" officeooo:rsid="0193eafd" style:font-weight-asian="normal" style:font-weight-complex="normal"/>
    </style:style>
    <style:style style:name="T76" style:family="text">
      <style:text-properties fo:font-weight="bold" style:font-weight-asian="bold"/>
    </style:style>
    <style:style style:name="T77" style:family="text">
      <style:text-properties officeooo:rsid="0158355c" style:font-weight-complex="normal"/>
    </style:style>
    <style:style style:name="T78" style:family="text">
      <style:text-properties officeooo:rsid="015daf24" style:font-weight-complex="normal"/>
    </style:style>
    <style:style style:name="T79" style:family="text">
      <style:text-properties officeooo:rsid="018eec24" style:font-weight-complex="normal"/>
    </style:style>
    <style:style style:name="T80" style:family="text">
      <style:text-properties officeooo:rsid="018faf7a" style:font-weight-complex="normal"/>
    </style:style>
    <style:style style:name="T81" style:family="text">
      <style:text-properties officeooo:rsid="01919c69" style:font-weight-complex="normal"/>
    </style:style>
    <style:style style:name="T82" style:family="text">
      <style:text-properties officeooo:rsid="01b3a8ee" style:font-weight-complex="normal"/>
    </style:style>
    <style:style style:name="T83" style:family="text">
      <style:text-properties officeooo:rsid="01d5992d" style:font-weight-complex="normal"/>
    </style:style>
    <style:style style:name="T84" style:family="text">
      <style:text-properties officeooo:rsid="008a6f61"/>
    </style:style>
    <style:style style:name="T85" style:family="text">
      <style:text-properties officeooo:rsid="008b0a2b"/>
    </style:style>
    <style:style style:name="T86" style:family="text">
      <style:text-properties officeooo:rsid="008cae84"/>
    </style:style>
    <style:style style:name="T87" style:family="text">
      <style:text-properties officeooo:rsid="00aa0cc6"/>
    </style:style>
    <style:style style:name="T88" style:family="text">
      <style:text-properties officeooo:rsid="00b376a6"/>
    </style:style>
    <style:style style:name="T89" style:family="text">
      <style:text-properties officeooo:rsid="00b3a9b3"/>
    </style:style>
    <style:style style:name="T90" style:family="text">
      <style:text-properties officeooo:rsid="00b9a257"/>
    </style:style>
    <style:style style:name="T91" style:family="text">
      <style:text-properties officeooo:rsid="00ba8131"/>
    </style:style>
    <style:style style:name="T92" style:family="text">
      <style:text-properties officeooo:rsid="00bbde0c"/>
    </style:style>
    <style:style style:name="T93" style:family="text">
      <style:text-properties officeooo:rsid="00ccf71b"/>
    </style:style>
    <style:style style:name="T94" style:family="text">
      <style:text-properties officeooo:rsid="00d6abe6"/>
    </style:style>
    <style:style style:name="T95" style:family="text">
      <style:text-properties officeooo:rsid="00ef02c8"/>
    </style:style>
    <style:style style:name="T96" style:family="text">
      <style:text-properties officeooo:rsid="00f0bc62"/>
    </style:style>
    <style:style style:name="T97" style:family="text">
      <style:text-properties officeooo:rsid="00f59f45"/>
    </style:style>
    <style:style style:name="T98" style:family="text">
      <style:text-properties officeooo:rsid="00fb2fd5"/>
    </style:style>
    <style:style style:name="T99" style:family="text">
      <style:text-properties officeooo:rsid="00fbfb54"/>
    </style:style>
    <style:style style:name="T100" style:family="text">
      <style:text-properties officeooo:rsid="00fe87e6"/>
    </style:style>
    <style:style style:name="T101" style:family="text">
      <style:text-properties officeooo:rsid="01007458"/>
    </style:style>
    <style:style style:name="T102" style:family="text">
      <style:text-properties officeooo:rsid="0100e8ee"/>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13c86c8" style:font-style-asian="normal" style:font-weight-asian="normal" style:font-style-complex="normal" style:font-weight-complex="normal"/>
    </style:style>
    <style:style style:name="T105" style:family="text">
      <style:text-properties officeooo:rsid="01623f2b"/>
    </style:style>
    <style:style style:name="T106" style:family="text">
      <style:text-properties officeooo:rsid="0163483b"/>
    </style:style>
    <style:style style:name="T107" style:family="text">
      <style:text-properties officeooo:rsid="016a859e"/>
    </style:style>
    <style:style style:name="T108" style:family="text">
      <style:text-properties officeooo:rsid="016dcdf8"/>
    </style:style>
    <style:style style:name="T109" style:family="text">
      <style:text-properties officeooo:rsid="016f5901"/>
    </style:style>
    <style:style style:name="T110" style:family="text">
      <style:text-properties officeooo:rsid="017136f6"/>
    </style:style>
    <style:style style:name="T111" style:family="text">
      <style:text-properties officeooo:rsid="01763770"/>
    </style:style>
    <style:style style:name="T112" style:family="text">
      <style:text-properties officeooo:rsid="0177aa27"/>
    </style:style>
    <style:style style:name="T113" style:family="text">
      <style:text-properties officeooo:rsid="0178451a"/>
    </style:style>
    <style:style style:name="T114" style:family="text">
      <style:text-properties officeooo:rsid="01795a81"/>
    </style:style>
    <style:style style:name="T115" style:family="text">
      <style:text-properties officeooo:rsid="0179b3ae"/>
    </style:style>
    <style:style style:name="T116" style:family="text">
      <style:text-properties officeooo:rsid="0181d9ef"/>
    </style:style>
    <style:style style:name="T117" style:family="text">
      <style:text-properties officeooo:rsid="0183aa5a"/>
    </style:style>
    <style:style style:name="T118" style:family="text">
      <style:text-properties officeooo:rsid="01861d32"/>
    </style:style>
    <style:style style:name="T119" style:family="text">
      <style:text-properties officeooo:rsid="018c0540"/>
    </style:style>
    <style:style style:name="T120" style:family="text">
      <style:text-properties officeooo:rsid="018cedfb"/>
    </style:style>
    <style:style style:name="T121" style:family="text">
      <style:text-properties officeooo:rsid="018ddb4d"/>
    </style:style>
    <style:style style:name="T122" style:family="text">
      <style:text-properties officeooo:rsid="01925cd9"/>
    </style:style>
    <style:style style:name="T123" style:family="text">
      <style:text-properties officeooo:rsid="005405e6"/>
    </style:style>
    <style:style style:name="T124" style:family="text">
      <style:text-properties officeooo:rsid="0197127d"/>
    </style:style>
    <style:style style:name="T125" style:family="text">
      <style:text-properties officeooo:rsid="01999bea"/>
    </style:style>
    <style:style style:name="T126" style:family="text">
      <style:text-properties officeooo:rsid="01a3b47c"/>
    </style:style>
    <style:style style:name="T127" style:family="text">
      <style:text-properties style:text-position="super 58%" officeooo:rsid="01a3b47c"/>
    </style:style>
    <style:style style:name="T128" style:family="text">
      <style:text-properties officeooo:rsid="01a50efe"/>
    </style:style>
    <style:style style:name="T129" style:family="text">
      <style:text-properties officeooo:rsid="01a5a88f"/>
    </style:style>
    <style:style style:name="T130" style:family="text">
      <style:text-properties officeooo:rsid="01a81764"/>
    </style:style>
    <style:style style:name="T131" style:family="text">
      <style:text-properties officeooo:rsid="01a857a2"/>
    </style:style>
    <style:style style:name="T132" style:family="text">
      <style:text-properties officeooo:rsid="01aa48b2"/>
    </style:style>
    <style:style style:name="T133" style:family="text">
      <style:text-properties officeooo:rsid="01abbe3f"/>
    </style:style>
    <style:style style:name="T134" style:family="text">
      <style:text-properties officeooo:rsid="01add4e5"/>
    </style:style>
    <style:style style:name="T135" style:family="text">
      <style:text-properties officeooo:rsid="01ae5536"/>
    </style:style>
    <style:style style:name="T136" style:family="text">
      <style:text-properties officeooo:rsid="01afe2e8"/>
    </style:style>
    <style:style style:name="T137" style:family="text">
      <style:text-properties officeooo:rsid="01b1ac65"/>
    </style:style>
    <style:style style:name="T138" style:family="text">
      <style:text-properties officeooo:rsid="01b9face"/>
    </style:style>
    <style:style style:name="T139" style:family="text">
      <style:text-properties officeooo:rsid="01babb4f"/>
    </style:style>
    <style:style style:name="T140" style:family="text">
      <style:text-properties officeooo:rsid="01bdd5cb"/>
    </style:style>
    <style:style style:name="T141" style:family="text">
      <style:text-properties officeooo:rsid="01d03abc"/>
    </style:style>
    <style:style style:name="T142" style:family="text">
      <style:text-properties officeooo:rsid="01615529"/>
    </style:style>
    <style:style style:name="T143" style:family="text">
      <style:text-properties officeooo:rsid="01612394"/>
    </style:style>
    <style:style style:name="T144" style:family="text">
      <style:text-properties officeooo:rsid="0164ede1"/>
    </style:style>
    <style:style style:name="T145" style:family="text">
      <style:text-properties officeooo:rsid="016669b2"/>
    </style:style>
    <style:style style:name="T146" style:family="text">
      <style:text-properties officeooo:rsid="01d2e64c"/>
    </style:style>
    <style:style style:name="T147" style:family="text">
      <style:text-properties officeooo:rsid="01555aa4"/>
    </style:style>
    <style:style style:name="T148" style:family="text">
      <style:text-properties officeooo:rsid="0166837b"/>
    </style:style>
    <style:style style:name="T149" style:family="text">
      <style:text-properties officeooo:rsid="0166c72d"/>
    </style:style>
    <style:style style:name="T150" style:family="text">
      <style:text-properties officeooo:rsid="01d5fa4c"/>
    </style:style>
    <style:style style:name="T151" style:family="text">
      <style:text-properties officeooo:rsid="01d6a302"/>
    </style:style>
    <style:style style:name="T152" style:family="text">
      <style:text-properties officeooo:rsid="01d8d2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Ethnography</text:p>
      <text:p text:style-name="P2">The <text:span text:style-name="T63">Nlashikir</text:span></text:p>
      <text:p text:style-name="P1"/>
      <text:p text:style-name="P172">Summary:</text:p>
      <text:p text:style-name="P172">-Wide-spread diverse tribal culture, <text:span text:style-name="T152">organized as hunter-gatherers, pastoralists, or tradesbands.</text:span></text:p>
      <text:p text:style-name="P172">-Polytheistic and animistic religion depending on tribal origin. <text:span text:style-name="T152">Religion focuses on might-makes-right and ancestor veneration.</text:span></text:p>
      <text:p text:style-name="P172">-<text:span text:style-name="T152">Tribal politics might be theocratic, egalitarian, or authoritarian chiefdoms.</text:span></text:p>
      <text:p text:style-name="P172">-<text:span text:style-name="T152">Conflict prone.</text:span></text:p>
      <text:p text:style-name="P1"/>
      <text:p text:style-name="P165">The Orun civilization of Ebo in northeast Nomenes was destroyed by the Subu Sinu and rebuilt by So Kahn after the disasters’ end, destined to rise to heights far greater than ever before. As Ebo regrew within the bounds of the Akobi’s power, population expansion <text:span text:style-name="T126">and climatic change</text:span> drove many to seek new horizons. <text:span text:style-name="T126">In the 47</text:span><text:span text:style-name="T127">th</text:span><text:span text:style-name="T126"> millennium BBT, the peak in obliquity drove almost all those who lived in villages and cities outside of the Akobi’s continuance to leave.</text:span> Family groups and small bands wandered west and south to cover much of Nomenes, and some sailed along the equatorial currents to find prosperity in distant lands.</text:p>
      <text:p text:style-name="P165"/>
      <text:p text:style-name="P165">Outside of a divine continuance, there is little support for a lasting Orun civilization. Climatic change would cause environmental evolution and agricultural disruption within the lifespan of an Orun (on the time scale of 10,000 years, well within the bounds of Orun life span), causing societal decline and collapse. Why build an agricultural civilization if it is certain to fall within your lifetime? The only alternative is to adopt nebulous societies. <text:span text:style-name="T116">An option could be to build settlements for a thousand years and then move, but to an Orun this would mean constantly giving up many thousands of years of work and possessions. It is simpler to resort to nomadic life, moving on an often seasonal time scale.</text:span></text:p>
      <text:p text:style-name="P165"/>
      <text:p text:style-name="P166"><text:span text:style-name="T117">The Orun that left Ebo left in good faith and were continually blessed by the Akobi, who named them “Nl</text:span><text:span text:style-name="T64">a</text:span><text:span text:style-name="T117">shikir”, “Those who are migrants”. </text:span>The <text:span text:style-name="T64">Nlashikir often call themselves by this name, variants of it, but might have many different names from cultures they interact with. They</text:span><text:span text:style-name="T117"> come in three main types:</text:span></text:p>
      <text:p text:style-name="P166">-<text:span text:style-name="T117">hunter-gatherers: These </text:span><text:span text:style-name="T118">people wander seasonally, following the migration of game of the blooming of wild fruits and vegetables.</text:span></text:p>
      <text:p text:style-name="P166">-<text:span text:style-name="T117">pastoralists: </text:span><text:span text:style-name="T118">These people wander between smaller regions, usually within a single climate. Over long periods, they will follow that climate. At any given time, they will typically have a semi-permanent pasture for each season that they move their herds to.</text:span></text:p>
      <text:p text:style-name="P166">-<text:span text:style-name="T117">traders/tinkerers: </text:span><text:span text:style-name="T118">These Nlashikir are nomadic bands that coexist within or between another culture or civilization. They travel between settlements as merchants or as those offering a specific specialized service. This characterization can be very broad: a trade band might be made of slavers, selling slaves and raiding villages to grow their stock. They might be traveling warriors working for pay, or simple artisans selling their trade as carpenters or repair-people. These Nlashikir get the most involved with other civilizations, and might find themselves with political or military interests in the theaters of the larger stage.</text:span></text:p>
      <text:p text:style-name="P1"/>
      <text:p text:style-name="P3"><text:bookmark-start text:name="1"/>Questions of Place.<text:bookmark-end text:name="1"/></text:p>
      <text:p text:style-name="P6">Geography</text:p>
      <text:p text:style-name="P8">Describe the geography of where your society calls home.</text:p>
      <text:p text:style-name="P133"><text:soft-page-break/><text:span text:style-name="T47">By</text:span> <text:span text:style-name="T42">45,000 BBT</text:span> time, <text:span text:style-name="T105">the Orun of northeast Nomenes have spread in nomadic and tribal bands throughout much of Nomenes and parts of other continents. They extend down to the eastern edges of the Tuzizamina desert in the south of Nomenes and to the shores far to the east. Bands have also found refuge on the northern coasts of Huroma, southern Rasaman, and northern Austera.</text:span></text:p>
      <text:p text:style-name="P133"/>
      <text:p text:style-name="P134">Hunter-Gatherer: <text:span text:style-name="T128">these bands tended to prefer forests and coastal regions prosperous in flora and fauna.</text:span></text:p>
      <text:p text:style-name="P134"/>
      <text:p text:style-name="P134">Pastoral: <text:span text:style-name="T128">these groups formed naturally in the wide inland plains, especially in monsoon lands that offered seasonal growth.</text:span></text:p>
      <text:p text:style-name="P134"/>
      <text:p text:style-name="P134">Tradesband: <text:span text:style-name="T128">these tribes formed from Nlashikir that found other civilizations. The tradesbands often formed as pastoral</text:span><text:span text:style-name="T129">ists</text:span><text:span text:style-name="T128"> or hunter-gatherer at first, though as they eventually found interaction with the indigenous peoples inevitable, they took on other roles to find their sustenance.</text:span></text:p>
      <text:p text:style-name="P68"/>
      <text:p text:style-name="P9">Describe the climate your society deals with. How severe are their seasons?</text:p>
      <text:p text:style-name="P173"><text:span text:style-name="T4">What kinds of natural di</text:span><text:bookmark text:name="_GoBack"/><text:span text:style-name="T4">sasters has this society gotten used to?<text:line-break/>What is this place's most abundant resource?<text:line-break/>What is its most valuable resource?<text:line-break/>What resource is it most lacking?<text:line-break/></text:span></text:p>
      <text:p text:style-name="P6">Food</text:p>
      <text:p text:style-name="P10">What are the most commonly grown foods and most commonly eaten meats?<text:line-break/>What foods are considered exotic or expensive?<text:line-break/>What forms of alcohol are common?</text:p>
      <text:p text:style-name="P11">Is there usually enough food and water for the population?<text:line-break/></text:p>
      <text:p text:style-name="P6">Civilization</text:p>
      <text:p text:style-name="P54">What are the borders of society like?<text:line-break/>How many people live here?</text:p>
      <text:p text:style-name="P12"><text:line-break/>Where do they congregate?</text:p>
      <text:p text:style-name="P126"/>
      <text:p text:style-name="P132">Hunter-gatherer: <text:span text:style-name="T119">These bands tend to be smaller than either pastoral or tradesband Nlashikir, </text:span><text:span text:style-name="T120">at most 150 people.</text:span></text:p>
      <text:p text:style-name="P132"/>
      <text:p text:style-name="P132">Pastoral:</text:p>
      <text:p text:style-name="P132"/>
      <text:p text:style-name="P132">Tradesband:</text:p>
      <text:p text:style-name="P132"/>
      <text:p text:style-name="P126">These Orun tend to live in seasonal settlements. The Orun are naturally hardy peoples—they can shift their anatomy to best match the environment they travel to. Their tribes vary in size, though they are rarely more than several hundred bodies. <text:span text:style-name="T106">These seasonal settlements (if a specific group of nomads even settles at all) may be centered around fertile fields to graze their herds, hunting grounds rich in game, or other settlements to plunder and raid.</text:span></text:p>
      <text:p text:style-name="P13"><text:soft-page-break/><text:line-break/>What part of this place do they avoid? Why?<text:line-break/>How do people feel about local landscapes being altered or used for a purpose other than what is traditional?</text:p>
      <text:p text:style-name="P13"/>
      <text:p text:style-name="P6">Plants and Animals</text:p>
      <text:p text:style-name="P13">What are the most common domesticated animals here? And what are they domesticated for?</text:p>
      <text:p text:style-name="P126">Wherever they go, the Orun domesticate a variety of animals. Animals are central to the nomadic Orun—namely those that can serve as hunting aids or village protectors. <text:span text:style-name="T51">Pastoral tribes have huge herds central to their survival.</text:span></text:p>
      <text:p text:style-name="P22"><text:line-break/>What are the most common wild animals? How are wild animals treated?</text:p>
      <text:p text:style-name="P181"><text:span text:style-name="T6">S</text:span><text:span text:style-name="T23">ome animals are considered divine messengers and are highly revered by different tribes. The animals vary from region to region.</text:span></text:p>
      <text:p text:style-name="P127"/>
      <text:p text:style-name="P55">Which animals are likely to be pets?<text:line-break/>What are the most common wild plants here? What are they used for?<text:line-break/></text:p>
      <text:p text:style-name="P4"><text:bookmark-start text:name="14"/>Questions of Technology.<text:bookmark-end text:name="14"/></text:p>
      <text:p text:style-name="P7">Describe the technological level of the society.</text:p>
      <text:p text:style-name="P194">Daily usage of fire 21942000</text:p>
      <text:p text:style-name="P193">Fictive language 4906000</text:p>
      <text:p text:style-name="P193">Surface mining 3054000</text:p>
      <text:p text:style-name="P193">Non-sailing boats 2832000</text:p>
      <text:p text:style-name="P193">Shaft mining 2682000</text:p>
      <text:p text:style-name="P193">Pottery 1202000 – <text:span text:style-name="T120">Though this is an ancient art, the only Nlashikir to retain the use of pottery making are the tradesbands, and even these bands often use woven baskets over ceramics. Ceramics are too weighty and unwieldy to carry around pastoral or hunter-gatherer societies.</text:span></text:p>
      <text:p text:style-name="P193">Obsidian trade networks 758000</text:p>
      <text:p text:style-name="P193">Neolithic period 608000</text:p>
      <text:p text:style-name="P193">Settlement size: 100 608000</text:p>
      <text:p text:style-name="P193">Agriculture 608000 – <text:span text:style-name="T120">The Nlashikir know of agriculture and many within the bands know the basic practices of farming. Despite this, their lifestyles often do not permit farmers.</text:span></text:p>
      <text:p text:style-name="P193">Animal Husbandry 608000 – <text:span text:style-name="T120">This is the core of the pastoral way of life.</text:span></text:p>
      <text:p text:style-name="P193">Archery 608000 – <text:span text:style-name="T120">Many Nlashikir adore the bow and arrow, </text:span><text:span text:style-name="T121">heralding back to its use in Ebo competitions. The Ebo people have long used composite material bows.</text:span></text:p>
      <text:p text:style-name="P193">Timekeeping 608000</text:p>
      <text:p text:style-name="P193">Granaries appear 572000</text:p>
      <text:p text:style-name="P193">Non-burial spiritual architecture 534000</text:p>
      <text:p text:style-name="P193">Proto-writing 386000</text:p>
      <text:p text:style-name="P193">Settlement size: 800 386000</text:p>
      <text:p text:style-name="P192"/>
      <text:p text:style-name="P193">Charcolithic period 312000</text:p>
      <text:p text:style-name="P193">Copper working 312000</text:p>
      <text:p text:style-name="P193">Early textiles 312000</text:p>
      <text:p text:style-name="P193">Settlement size: 4000 312000</text:p>
      <text:p text:style-name="P193">Early Proto-Indo-European Millenium 276000</text:p>
      <text:p text:style-name="P193"><text:soft-page-break/>Trapping 276000</text:p>
      <text:p text:style-name="P193">Carpentry 276000</text:p>
      <text:p text:style-name="P193">Founding of Eridu 268000</text:p>
      <text:p text:style-name="P193">Founding of Uruk 202000</text:p>
      <text:p text:style-name="P193">Late Proto-Indo-European Millenium 164000</text:p>
      <text:p text:style-name="P193">Significant Masonry 164000</text:p>
      <text:p text:style-name="P193">Paved roads 164000</text:p>
      <text:p text:style-name="P193">Earliest complex civilizations 164000</text:p>
      <text:p text:style-name="P193">Founding of Ur 150000</text:p>
      <text:p text:style-name="P192"/>
      <text:p text:style-name="P193">Bronze Age 128000</text:p>
      <text:p text:style-name="P193">Spear and shield formations 128000</text:p>
      <text:p text:style-name="P193">Wheel 128000</text:p>
      <text:p text:style-name="P193">Horseback riding 128000</text:p>
      <text:p text:style-name="P193">Writing 120000 – <text:span text:style-name="T107">While the Orun priests in </text:span><text:span text:style-name="T65">Ebo</text:span><text:span text:style-name="T107"> had a writing system, many </text:span><text:span text:style-name="T65">Nlashikir tribes</text:span><text:span text:style-name="T107"> gave up writing </text:span><text:span text:style-name="T121">(as few priests ever migrated from Ebo with the knowledge of the art).</text:span></text:p>
      <text:p text:style-name="P193">Uruk has 40,000 residents, 90,000 near 98000</text:p>
      <text:p text:style-name="P193">Modern calendar 90000</text:p>
      <text:p text:style-name="P193">Polytheistic religions 90000</text:p>
      <text:p text:style-name="P193">Early mathematics 90000</text:p>
      <text:p text:style-name="P193">Ocean Sailing 90000</text:p>
      <text:p text:style-name="P193">Post and Lintel construction 90000</text:p>
      <text:p text:style-name="P193">Early currency 90000</text:p>
      <text:p text:style-name="P193">Early Sumerian Dynastic Period 82000</text:p>
      <text:p text:style-name="P193">First Egyptian Stepped Pyramid 74000</text:p>
      <text:p text:style-name="P193">Earliest libraries 60000</text:p>
      <text:p text:style-name="P193">Bronze working 54000</text:p>
      <text:p text:style-name="P193">Chariot driving 54000 – <text:span text:style-name="T122">Wagons were first put to widespread use in Orun society by the Nlashikir. Used extensively by some tribes for transport, two- and four-wheeled wagons help move large stocks of goods around.</text:span></text:p>
      <text:p text:style-name="P193">Indus-Mesopotamian trade 54000</text:p>
      <text:p text:style-name="P194"/>
      <text:p text:style-name="P127">The Orun are a bronze age people—though their nomadic lifestyle often suppresses many of these advances.</text:p>
      <text:p text:style-name="P69"/>
      <text:p text:style-name="P7">What devices and technologies are commonly available for people? What devices are rare?</text:p>
      <text:p text:style-name="P7">What are the common weapons like? Do they use weapons?</text:p>
      <text:p text:style-name="P164"><text:span text:style-name="T79">Traditional Nlashikir weaponry includes studded clubs, axes, stone blades, </text:span><text:span text:style-name="T80">composite bows with stone-tipped arrows, mallets and sledges, and spears. Tradesband Nlashikir might acquire metal weapons </text:span><text:span text:style-name="T81">or cultural weaponry </text:span><text:span text:style-name="T80">from those they trade with.</text:span></text:p>
      <text:p text:style-name="P7"/>
      <text:p text:style-name="P7">Are philosophy and science unified, or do they exist as separate and independent disciplines?</text:p>
      <text:p text:style-name="P70">The Orun have not yet separated science and technology.</text:p>
      <text:p text:style-name="P7"/>
      <text:p text:style-name="P7">How is technology treated by the society? Is it appreciated? If so, how?</text:p>
      <text:p text:style-name="P14"><text:line-break/>Architecture<text:line-break/>What major architectural styles are present? How does this vary over time and <text:soft-page-break/>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internationally?</text:p>
      <text:p text:style-name="P6"/>
      <text:p text:style-name="P5"><text:bookmark-start text:name="3"/>Questions of Race and Ethnicity.<text:bookmark-end text:name="3"/></text:p>
      <text:p text:style-name="P57">What are the chief races in the region?</text:p>
      <text:p text:style-name="P56"><text:span text:style-name="T72">M</text:span><text:span text:style-name="T70">any of the Orun groups that left their homeland in northeastern Nomenes took with them a group of Kekere, though the Kekere did not always remain with the Orun that took them. </text:span><text:span text:style-name="T75">Almost all those that took Kekere with them soon found it impractical to sustain a separate population of Kekere thralls. </text:span><text:span text:style-name="T70">Because of this, </text:span><text:span text:style-name="T75">independent </text:span><text:span text:style-name="T70">Kekere groups grew alongside many of the </text:span><text:span text:style-name="T61">Nlashikir, and sometimes integrated themselves with the bands—though never interbreeding.</text:span></text:p>
      <text:p text:style-name="P57"><text:line-break/>What are the chief ethnic groups of each race in the region? How are they distributed in place?</text:p>
      <text:p text:style-name="P58"><text:span text:style-name="T70">Each Orun and Kekere tribe</text:span><text:span text:style-name="T73">s</text:span><text:span text:style-name="T70"> become ethnically unique as they spread from </text:span><text:span text:style-name="T60">Ebo</text:span><text:span text:style-name="T70">.</text:span></text:p>
      <text:p text:style-name="P57"><text:line-break/>How do they differ by language, appearance or ancestry?</text:p>
      <text:p text:style-name="P72">The Kekere are small in stature, often only a few feet tall. The Kekere have much shorter life spans than the larger Nla.</text:p>
      <text:p text:style-name="P72"/>
      <text:p text:style-name="P72">The Nla are significantly larger, often standing taller than the average human or astar. <text:span text:style-name="T108">Appearance has little tie to identity in Orun culture, as all Orun are shapeshifters. </text:span><text:span text:style-name="T109">Orun might take a variety of forms, though often they are almost ‘brutish’ looking humanoids with dull skin tones, large teeth, and possibly horns. Other times, and Orun might appear beautiful to the eye of a human. Orun, by the nature of their longevity, are naturally muscular and resistant to many of the diseases that affect other races.</text:span></text:p>
      <text:p text:style-name="P57"/>
      <text:p text:style-name="P57">What jobs do the chief ethnicities primarily occupy? Are any groups denied work because of racial or ethnic heritage?</text:p>
      <text:p text:style-name="P182"><text:span text:style-name="T24">The </text:span><text:span text:style-name="T39">Nlashikir</text:span><text:span text:style-name="T24"> no longer follow the Ebo system as it was practiced in their homeland. The system is ideal for cities and other sedentary groups with easy access to Yaltali and the subservient Kekere. Some tribes </text:span><text:span text:style-name="T25">still use a caste of thralls, however. </text:span><text:span text:style-name="T39">T</text:span><text:span text:style-name="T24">hough instead of willing Kekere, they might kidnap victims from other civilizations around them. </text:span><text:span text:style-name="T31">These thralls are forced into menial and manual labor jobs and are rarely ever allowed to work outside of these jobs. </text:span><text:span text:style-name="T38">In the lives of purely traveling nomads, the thralls might be used as pack slaves, food, or simply helpers around the tribe.</text:span></text:p>
      <text:p text:style-name="P57"><text:line-break/>What are typical attitudes of the native (or majority) ethnos to immigrants and other ethnicities?</text:p>
      <text:p text:style-name="P136">For those ethnicities integrated into their society: <text:span text:style-name="T41">t</text:span><text:span text:style-name="T123">he Nla do not disrespect th</text:span>eir thralls<text:span text:style-name="T123">; instead they treat them very well. </text:span><text:span text:style-name="T110">While at first</text:span><text:span text:style-name="T123"> </text:span><text:span text:style-name="T87">Non-Kekere slaves </text:span><text:span text:style-name="T44">were</text:span><text:span text:style-name="T87"> treated as Ito, and </text:span><text:span text:style-name="T110">were</text:span><text:span text:style-name="T87"> thus </text:span><text:soft-page-break/><text:span text:style-name="T87">often disregarded entirely, </text:span><text:span text:style-name="T110">more interaction with other races gave the Nla</text:span>shikir<text:span text:style-name="T110"> a more open mind. They believe their thralls are doing just, rightful, and divinely-appointed duties.</text:span></text:p>
      <text:p text:style-name="P135"/>
      <text:p text:style-name="P136">Those not integrated into their society are all those that the Nlashikir might come in contact with as nomads: people of other civilizations or cultures. The Nlashikir view of other species varies from person to person and from tribe to tribe. <text:span text:style-name="T124">Some common views of species with far shorter lifespans include pity and patronizing (they are unable to truly experience life before death), annoyance (they can be dangerous, and they birth very quickly), or equality (they seem very similar to us, and appreciate many of the same things).</text:span></text:p>
      <text:p text:style-name="P136"/>
      <text:p text:style-name="P136"><text:span text:style-name="T48">H</text:span>unter-gatherers <text:span text:style-name="T124">rarely intentionally interact with others cultures. Territorial hunter-gatherer Nlashikir might be hostile to outsiders encroaching in their hunting grounds, </text:span></text:p>
      <text:p text:style-name="P136"/>
      <text:p text:style-name="P137"><text:span text:style-name="T45">P</text:span><text:span text:style-name="T41">astoralists are also somewhat isolated, though their seasonal lands might encroach on the lands of other villages or cultures. Depending on the tribe, this might lead to hostilities between the cultures or simply a relocation of the tribe.</text:span></text:p>
      <text:p text:style-name="P190"/>
      <text:p text:style-name="P190">Tradesbands rely on other cultures, and form tight relationships with the civilizations around them. As tradesbands interact most frequently with shorter-lived races, they tend to develop the most mild of reactions to their difference in longevity. While they might see that the shorter-lived race still enjoys many of the same things as the Nlashkikir people, it is still common for the Orun to feel a mix of pity, curiosity, or annoyance.</text:p>
      <text:p text:style-name="P57"><text:line-break/>How has any variety of ethnicity in the region changed the society’s culture?</text:p>
      <text:p text:style-name="P138">The traditional culture of the Nlashikir is what is presented here—but the influence of other civilizations and peoples certainly has an influence on each band or tribe. The Nlashikir are slow to take on large changes, but technological advances are welcome and used, <text:span text:style-name="T125">if accessible.</text:span></text:p>
      <text:p text:style-name="P6"/>
      <text:p text:style-name="P6"/>
      <text:p text:style-name="P4"><text:bookmark-start text:name="7"/>Questions of Faith.<text:bookmark-end text:name="7"/></text:p>
      <text:p text:style-name="P7">Religious Structure</text:p>
      <text:p text:style-name="P14">Is the culture religious or nonreligious?</text:p>
      <text:p text:style-name="P71">The Orun are very religious.</text:p>
      <text:p text:style-name="P14"><text:line-break/>What are the major religious groups in the region? Repeat this section for each religious group if needed.<text:line-break/>What is the basic structure of the religion (unitary, dualistic, etc)?<text:line-break/>What is the basic theology of the religion (i.e., monotheistic, polytheistic, henotheistic etc.)?</text:p>
      <text:p text:style-name="P108">The Orun pantheon is polytheistic, with a range of Autochthon deities.</text:p>
      <text:p text:style-name="P108"/>
      <text:p text:style-name="P109">Some of the central deities of the pantheon that are common <text:span text:style-name="T55">throughout the Nlashikir (though often in different or unrecognizable forms)</text:span>:</text:p>
      <text:p text:style-name="P109"/>
      <text:p text:style-name="P111">The t<text:span text:style-name="T43">hree</text:span> deities rooted in the most ancient stories of the Orun:</text:p>
      <text:p text:style-name="P178"><text:span text:style-name="T16">Ajalu – The “Faceless One”, being of </text:span><text:span text:style-name="T34">chaos, chance, fate, </text:span><text:span text:style-name="T35">and luck</text:span><text:span text:style-name="T17">. </text:span><text:span text:style-name="T18">Ajalu appears in many Orun myths and stories as one who works against the Ebo system and the Orun way of life. Ajalu is a </text:span><text:soft-page-break/><text:span text:style-name="T18">being of disorder and luck, who gives to people what they do not deserve—either in fortune or misfortune.</text:span></text:p>
      <text:p text:style-name="P111">Otit – Being of justice, rightfulness, truth. <text:span text:style-name="T97">Otit is the opposite of Ajalu; he is order and justice. From him, the Ebo system is given strength. He is the pillar that holds the world.</text:span></text:p>
      <text:p text:style-name="P179"><text:span text:style-name="T15">Ina – </text:span><text:span text:style-name="T33">Being</text:span><text:span text:style-name="T15"> of fire and destruction who resides behind the sky.</text:span></text:p>
      <text:p text:style-name="P109"/>
      <text:p text:style-name="P111">The offspring <text:span text:style-name="T97">of Otit, created from his hands</text:span>, the two most present deities of the pantheon:</text:p>
      <text:p text:style-name="P109">Inuer – Goddess of the earth during the day and the sky at night. Goddess of life <text:span text:style-name="T96">and plants</text:span>. Partner of Waka.</text:p>
      <text:p text:style-name="P109">Waka – God of the earth at night and the sky during the day. God of death. Partner of Inuer.</text:p>
      <text:p text:style-name="P112"/>
      <text:p text:style-name="P117">The children of Inuer and Waka:</text:p>
      <text:p text:style-name="P109">Ojumeji – God/Goddess of hunting and harvesting. Ojumeji is a two-faced being, one of a male and the other a female. Child of Inuer and Waka.</text:p>
      <text:p text:style-name="P109">Kun – God of the ocean, storms, bounty, <text:span text:style-name="T95">money, </text:span>and wrath. Son of Inuer and Waka.</text:p>
      <text:p text:style-name="P114">Hbobo – Goddess of the Orun, creator of the Orun; their patron mother. Daughter to Inuer and Waka.</text:p>
      <text:p text:style-name="P116"/>
      <text:p text:style-name="P116">Oor – God/Protector of the sun, labor, warmth, son of Waka alone. Oor watches over the sun, the eye of Ina, and ensures that the being does not break through to the world. <text:span text:style-name="T98">Oor rides a golden </text:span><text:span text:style-name="T99">dragon</text:span><text:span text:style-name="T98"> on the clouds.</text:span></text:p>
      <text:p text:style-name="P110"/>
      <text:p text:style-name="P113">The two daughters of Ojumeji, <text:span text:style-name="T96">self impregnated,</text:span> sworn enemies of each other.</text:p>
      <text:p text:style-name="P111">Iseda – Goddess of animals and nature. Daughter of Ojumeji.</text:p>
      <text:p text:style-name="P111">Ja – Goddess of war, warriors, conflict, competition. Daughter of Ojumeji.</text:p>
      <text:p text:style-name="P46"/>
      <text:p text:style-name="P114">Deity children of Kun and Hbobo:</text:p>
      <text:p text:style-name="P114"><text:span text:style-name="T102">S</text:span>o – Guardian god of safety and cities.</text:p>
      <text:p text:style-name="P115">Nis – Guardian goddess of the underworld, she who watches over the dead in the realm also called Nis, believed to lie below the waves.</text:p>
      <text:p text:style-name="P119">Afef – God of the wind.</text:p>
      <text:p text:style-name="P119"/>
      <text:p text:style-name="P120">Besides these core deities, others may be worshiped or included in specific cities, towns, or regions. Deities of specific professions or families, for example.</text:p>
      <text:p text:style-name="P46"><text:line-break/>Is there a formal creed or set of credal statements that define the faith?</text:p>
      <text:p text:style-name="P118">No—the Orun faith is a scatted pantheon much like that of ancient Mesopotamia or earlier cultures.</text:p>
      <text:p text:style-name="P46"/>
      <text:p text:style-name="P60">What are some of their core doctrines, dogmas, beliefs and practices?</text:p>
      <text:p text:style-name="P167">Core Practices</text:p>
      <text:p text:style-name="P168">General:</text:p>
      <text:p text:style-name="P171"><text:span text:style-name="T141">Traditional Ebo worship dogmas have become more generalized, though still hold their cores. The ideal of superiority and inferiority remains strong within all Nlashikir tribes. </text:span>This encourages betterment and conflict, and acts as the foundation for Orun competitiveness. <text:span text:style-name="T143">This solidifies the moral nature of superiority and inferiority between people or groups within the universe. At the top of this social ladder are the deities </text:span><text:span text:style-name="T141">and/or spirits</text:span><text:span text:style-name="T143"> themselves, thus necessitating sacrifice and worship to appease them.</text:span></text:p>
      <text:p text:style-name="P171"><text:soft-page-break/><text:tab/>Other core ideas: <text:span text:style-name="T142">afterlife (Nis) and ancestor veneration, and inevitable and righteous duality (there will always be chaos within order).</text:span></text:p>
      <text:p text:style-name="P171"><text:tab/><text:span text:style-name="T141">The Orun relation to nature changed from its classical standing. As the Nlashikir are more present in the natural world, the nature-tied aspects of Orun deities or spirits have become more prominent. Natural stability is still rejected, as the Nlashikir witnessed the changing climate outside of the Akobi’s continuance.</text:span></text:p>
      <text:p text:style-name="P168"/>
      <text:p text:style-name="P169">Sacrifice is <text:span text:style-name="T100">central</text:span> to Orun worship of their deities. <text:span text:style-name="T100">The gods taught the Orun to farm and hunt so as to better feed them, and so the Orun sacrifices consist of domesticated animals, fruits, or other harvested </text:span><text:span text:style-name="T111">or gathered </text:span><text:span text:style-name="T100">foods. Ritual battles are also held, with those killed believed to be sacrificed to serve the gods as servants or desserts. </text:span><text:span text:style-name="T101">Sacrifices and ritual battles are held both on and off holidays, though they are more frequent and larger on religious occasions.</text:span></text:p>
      <text:p text:style-name="P169"/>
      <text:p text:style-name="P170">Unlike the religions of many shorter-lived species, the Orun in general and the Nlashikir specifically rarely worship deities dedicated to climatic stability. The Nlashikir are a people of constant motion and change, and the upsetting of the climate and the disappearance of their gods taught them that the trees and the sands and the rivers are temporary. Those that believe the world will stand still for them are blinded by arrogance. This reinforces the power and might of the Orun gods—while they are sometimes portrayed as friendly, they are almost always portrayed as part of a larger system, that the Orun are not the main focus of the gods. The gods and spirits built the world and maintain it, and they will not cease their work for the Orun.</text:p>
      <text:p text:style-name="P169"/>
      <text:p text:style-name="P61"><text:span text:style-name="T103">The central theme of masks also pervade </text:span><text:span text:style-name="T40">Nlashikir</text:span><text:span text:style-name="T103"> religious practices. All </text:span><text:span text:style-name="T40">religious officials</text:span><text:span text:style-name="T103"> are trained in mask making or a constituent part of the trade, and these masks are often worn by during rituals and ceremonies. The masks are also generally worn to show status</text:span><text:span text:style-name="T104">.</text:span></text:p>
      <text:p text:style-name="P60"><text:line-break/>What is the overall cosmology and eschatology in religious terms?</text:p>
      <text:p text:style-name="P185"><text:span text:style-name="T18">T</text:span><text:span text:style-name="T5">he creation of the world:</text:span></text:p>
      <text:p text:style-name="P187"><text:span text:style-name="T18">Before there was the world, there were the three beings Ajalu, Otit, and Ina. Ina was fury and fire and destruction, and </text:span><text:span text:style-name="T35">Ina</text:span><text:span text:style-name="T18">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35">faceless monkey</text:span><text:span text:style-name="T18"> Ajalu whispered to Otit and told them of a way to trap Ina and create a sanctuary—if Otit </text:span><text:span text:style-name="T35">severed his hands</text:span><text:span text:style-name="T18"> and cast them into the fire, out would spring two guardians able to cage Ina. Otit, trusting Ajalu, threw off the powerful Ina and bit off his hands, casting them into the flame. </text:span><text:span text:style-name="T19">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36">the</text:span><text:span text:style-name="T19"> world—but </text:span><text:span text:style-name="T36">it</text:span><text:span text:style-name="T19"> had no hands to craft it! Ajalu had tricked him—but Ajalu came up to him again and offered a solution. </text:span><text:span text:style-name="T20">Ajalu would lend Otit its hands. Otit accepted and used Ajalu’s hands to craft the world. The giant turned to Ajalu after he had created the world and spoke, “If I return your hands, then I will not be able to hold the world! </text:span><text:span text:style-name="T36">You have been helpful to me, Ajalu, what must I do</text:span><text:span text:style-name="T20">?”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text:span><text:soft-page-break/><text:span text:style-name="T20">wander alone! I have captured Ina and burdened Otit, and I shall bring chaos wherever I stride.” </text:span><text:span text:style-name="T21">Ajalu stepped into the world on Otit’s back, and thus chaos and fate guided the world.</text:span></text:p>
      <text:p text:style-name="P148"/>
      <text:p text:style-name="P184"><text:span text:style-name="T21">T</text:span><text:span text:style-name="T5">he creation of the Orun</text:span></text:p>
      <text:p text:style-name="P186"><text:span text:style-name="T21">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Waka crushed the bones into sand and dirt, and from this dirt Inuer grew plants. As they sat in the shade of the trees, Inuer gave birth to Hbobo. To Hbobo she said, “Kun has given water to the world, </text:span><text:span text:style-name="T22">and let this be the water to your womb.</text:span><text:span text:style-name="T21"> </text:span><text:span text:style-name="T37">Y</text:span><text:span text:style-name="T21">ou must create children to work the land that rises from the oceans. You will be the mother to these people.” </text:span><text:span text:style-name="T22">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47"/>
      <text:p text:style-name="P7">What importance (spiritual or cultural) do people ascribe to the geography?</text:p>
      <text:p text:style-name="P48">Are religious traditions and any scriptures oral or written in nature or a combination?</text:p>
      <text:p text:style-name="P139">The traditions of the Nlashikir are almost entirely oral, bound into song and dance to pass from generation to generation, as the writing of the Orun was kept by the Yan priests who remained in Ebo.</text:p>
      <text:p text:style-name="P60"><text:line-break/>What is the role of myth within the religion?</text:p>
      <text:p text:style-name="P176"><text:span text:style-name="T1">Common myths: the Subu Sinu, the falling away of the sky, and the retreat of the oceans. The exodus of the people from Ebo. </text:span><text:span text:style-name="T30">The trapping of Otit, and other ancient stories.</text:span></text:p>
      <text:p text:style-name="P60"><text:line-break/>What are typical symbols used in the religion and their meanings?<text:line-break/>What ritual objects are used in the religion (relics, talismans, medals, charms, etc.)?</text:p>
      <text:p text:style-name="P121">Rituals often surround the burning of sacrifices—incenses, animals, people, etc. Masks are an important part in rituals, with those taking part often wearing them.</text:p>
      <text:p text:style-name="P49"><text:line-break/>What religious officials are there? Is there a formal clergy? How are they organized? Are there monastic groups or cults? Does the religion send out missionaries? What does each group do? How do you join?</text:p>
      <text:p text:style-name="P140"><text:span text:style-name="T130">The Nlashikir mainly came from those forced out of the Akobi’s divine continuance by overpopulation and poverty. As they fell outside the typical wealth</text:span><text:span text:style-name="T131">y city centers, the Yan sent from the cities became rarer. There might have been a single Yan set to carry out the rituals of several villages. As the Nlashikir left, these trained Yan rarely left with them.</text:span> <text:span text:style-name="T131">The migrant groups may have had acolytes or some who were taken by the local Yan to train as scribes, and it was often these people who stepped up in the early days of the migrant bands to act as new religious officials and carry out rituals as best they knew them.</text:span></text:p>
      <text:p text:style-name="P191"/>
      <text:p text:style-name="P142"><text:soft-page-break/><text:span text:style-name="T49">T</text:span><text:span text:style-name="T41">hese original makeshift priests were able to preserve the core of the Ebo religion (</text:span><text:span text:style-name="T49">the existence of a </text:span><text:span text:style-name="T50">powerful</text:span><text:span text:style-name="T49"> cleric to perform rituals and sacrifices at times and dates specified by the motion of the moon and stars, who answered to a god-priest </text:span><text:span text:style-name="T50">Akobi who ensured the continuing of the passage of time</text:span><text:span text:style-name="T41">)</text:span><text:span text:style-name="T50"> </text:span><text:span text:style-name="T41">and even some of the fringe elements.</text:span><text:span text:style-name="T50"> The Nlashikir had to condense these ideas within a format that could travel and be represented on a small scale. </text:span><text:span text:style-name="T52">There were two main sets of migrations that ended with four different evolutions of the Nlashikir faith: the first was a slow spreading of people in the millennia leading up to the peak in global obliquity. The second and third happened at the same time during the 47</text:span><text:span text:style-name="T66">th</text:span><text:span text:style-name="T52"> millennium; a great number of people left for the west and south and north. The people that traveled from Ebo gradually spread, and in general their religious differences were separated by region and time. There are somewhat differentiated systems practiced by those who left earliest, and those who left for the west, south, and north.</text:span></text:p>
      <text:p text:style-name="P121"/>
      <text:p text:style-name="P144">For all these subsets:</text:p>
      <text:p text:style-name="P144"><text:span text:style-name="T41">T</text:span><text:span text:style-name="T132">he priests of Ebo worked within a framework of other priests. For the Nlashikir all the roles of the temple were set upon the new priest of the tribe </text:span><text:span text:style-name="T133">and occasionally a small subset of elders.</text:span></text:p>
      <text:p text:style-name="P141"/>
      <text:p text:style-name="P144">The earliest to leave did not do so in large groups, and thus these small bands have wide varieties of religious practices loosely tied to the Ebo religion. Many of these tribes that came in contact with later Nlashikir often merged their religious systems.</text:p>
      <text:p text:style-name="P141"/>
      <text:p text:style-name="P144">For those who left to the north, many of whom took ships across the seas:</text:p>
      <text:p text:style-name="P143">The<text:span text:style-name="T134">se people thought up</text:span> a wide-reaching shaman-<text:span text:style-name="T135">priest</text:span>, often called a tetisi, or “listener”. The tetisi acted as a distant interpreter of the Akobi, who the tetisi believed could be heard in states of trance. The tetisi, along with a set of elders, carried out all necessary rituals and tracked the moon and stars to sustain the ancient Orun calendar. As an interpreter of the Akobi, a tetisi will often call to their distant homeland, and references to “<text:span text:style-name="T52">Ye</text:span><text:span text:style-name="T41">kan</text:span>”, “<text:span text:style-name="T52">the world’s</text:span><text:span text:style-name="T41"> heart</text:span>”, fill their rites.</text:p>
      <text:p text:style-name="P122"/>
      <text:p text:style-name="P145">Those who traveled to the south found a very different climate than the Orun were used to. The south is a wondrous and diverse place covered in lush forests perfect for small hunter-gatherer tribes. These Nlashikir looked to a more ancient <text:span text:style-name="T136">animistic view. Their bands had notable shamans who could communicate with the earthly gods, similar deities to those worshiped in Ebo but </text:span><text:span text:style-name="T53">manifested</text:span><text:span text:style-name="T136"> within the natural landscape. These shaman acted without the Akobi.</text:span></text:p>
      <text:p text:style-name="P145"/>
      <text:p text:style-name="P146">The west Nlashikir spread widest through Nomenes, from rocky and forested coasts to sandy deserts to wide seaside plains. In 45,000 BBT, these are the largest ethnic group of Nlashikir. Much like the southern Nlashikir, these westerners accommodated for the distant Akobi by bringing their gods closer to the people. These tribes—no matter the type of nomad they ended up as—began as pastoralists. In this early pastoral group, they developed a<text:span text:style-name="T137">n official cleric called a kepe, “One who calls on the gods”, who was supported communally by the tribe who carried the large and diverse rite materials of the kepe. The kepe sacrificed to the deities who, in the western Nlashikir mind, were more friendly than their Ebo counterparts. These deities were present to care for their Nlashikir, rather than to punish them for wrongdoings.</text:span></text:p>
      <text:p text:style-name="P49"><text:line-break/>What does this religion say about death?</text:p>
      <text:p text:style-name="P159">All within the Ebo system reside in the realm of Nis after death, though the nature of Nis varies between sects. <text:span text:style-name="T146">Those sects that hold the deities closer to the mortal world might believe Nis to </text:span><text:soft-page-break/><text:span text:style-name="T146">simply be another name for the natural world—thus when a Nlashikir dies they return to the earth and to the spirits. </text:span><text:span text:style-name="T57">T</text:span><text:span text:style-name="T144">he proximity </text:span><text:span text:style-name="T146">of the dead </text:span><text:span text:style-name="T144">to the gods </text:span><text:span text:style-name="T146">or spirits</text:span><text:span text:style-name="T144"> motivates ancestor veneration. All those that die are placed highly within the social ladder, necessitating minor worship, gifts,</text:span><text:span text:style-name="T145"> </text:span><text:span text:style-name="T144">or </text:span><text:span text:style-name="T145">simple </text:span><text:span text:style-name="T144">veneration</text:span><text:span text:style-name="T147">.</text:span></text:p>
      <text:p text:style-name="P121"/>
      <text:p text:style-name="P50">Is there a set religious calendar? What are the most popular rituals or festivals?</text:p>
      <text:p text:style-name="P162"><text:span text:style-name="T82">Whereas the Ebo Orun held a religious calendar superimposed over a</text:span><text:span text:style-name="T83">n agricultural</text:span><text:span text:style-name="T82"> one, the Nlashikir have only the religious calendar, often held more closely in pastoral and tradesband societies than hunter-gatherer. The calendar is based on complex astronomical observation and consists of </text:span><text:span text:style-name="T77">many yearly, decadal, centennial, and millennial rituals and festivals. </text:span><text:span text:style-name="T82">The pastoral and tradesband societies sometimes construct regional shared religious structures to help with the astronomical estimation—these wood or stone megaliths dot Nlashikir trabeland.</text:span></text:p>
      <text:p text:style-name="P59"><text:line-break/>What kinds of supernatural beings exist in this religion (angels, demons, devi, asuras, spirits, ghosts, sprites, etc.)?<text:line-break/>How are dreams and visions encompassed by the religion?</text:p>
      <text:p text:style-name="P51">Are there any places considered special or holy? What are they like?<text:line-break/></text:p>
      <text:p text:style-name="P7">Societal Views</text:p>
      <text:p text:style-name="P51">Are there differing denominations or sects of the religion? How do they differ?<text:line-break/>Are the differing groups a result of schism or mutual and cooperative separation?</text:p>
      <text:p text:style-name="P51">Is religion a cause of dissatisfaction, dissention or hostility in the region?</text:p>
      <text:p text:style-name="P124"><text:span text:style-name="T148">The </text:span><text:span text:style-name="T58">Nlashikir</text:span><text:span text:style-name="T148"> strictly believe that the superiority of their </text:span><text:span text:style-name="T150">spirits or </text:span><text:span text:style-name="T148">deities is natural law. The Orun believe that other deities may exist and that the authority of these other deities are not to be questioned. This stems from the ancient integration of the Orun city-states. They required admission of many different deities into the pantheon.</text:span></text:p>
      <text:p text:style-name="P124"/>
      <text:p text:style-name="P161">While the <text:span text:style-name="T58">Nlashikir</text:span> are so readily able to accept new deities into their pantheon, they often seek to lay their own, familiar deities over the foreign ones. Thus, if another culture worships a god of wind, the <text:span text:style-name="T59">Nlashikir</text:span> <text:span text:style-name="T59">may</text:span> assume they simply worship another aspect of Afef. <text:span text:style-name="T149">Local rituals are supplemented by </text:span><text:span text:style-name="T59">Nlashikir</text:span><text:span text:style-name="T149"> rituals, though local religious officials are often allowed to retain their positions and responsibilities. The foreign gods, after all, may have decreed for these people to worship in this way.</text:span></text:p>
      <text:p text:style-name="P161"/>
      <text:p text:style-name="P160">The social status of outsiders, however, is another question. <text:span text:style-name="T151">The Nlashikir law of superiority and competition still holds to outsiders. </text:span></text:p>
      <text:p text:style-name="P51"><text:line-break/>What factions exist within the dominant religious institutions? How do they compete?</text:p>
      <text:p text:style-name="P7">What relationship do religious and political leaders have?</text:p>
      <text:p text:style-name="P147">In many of the Nlashikir tribes, the religious leaders are the political leaders. In the cases where this is not true, the religious leader and elder council or chief typically have respectful relationships. The Nlashikir are a very religiously-minded people, and the political leaders also fall into this group.</text:p>
      <text:p text:style-name="P7"/>
      <text:p text:style-name="P7">What happens to those who disagree with the majority on questions of religion?<text:line-break/>Are issues such as orthodoxy, heterodoxy, heresy and apostasy keys in the religious life?</text:p>
      <text:p text:style-name="P7"><text:soft-page-break/>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
      <text:p text:style-name="P52">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52"><text:span text:style-name="T71">Rituals are focused on winning the favor of the deities in hopes of avoiding retribution and gaining boons, such as </text:span><text:span text:style-name="T62">bountiful seasons, good weather,</text:span><text:span text:style-name="T71"> or powerful children.</text:span><text:line-break/></text:p>
      <text:p text:style-name="P4"><text:bookmark-start text:name="17"/>Questions of Death and Burial.<text:bookmark-end text:name="17"/></text:p>
      <text:p text:style-name="P52">What is their understanding of death and dying?<text:line-break/>What does this society do with their corpses?</text:p>
      <text:p text:style-name="P123">The Orun ritually burn their dead, for the body cannot exist in the mortal world if it hopes to pass into Nis.</text:p>
      <text:p text:style-name="P52"><text:line-break/>What part do the priests play?</text:p>
      <text:p text:style-name="P123"><text:span text:style-name="T54">Clerics, shaman,</text:span> or acolytes carry out the ritual to help the dead pass into the afterlife.</text:p>
      <text:p text:style-name="P59"><text:line-break/>Do people visit the dead? If so, how often and why?</text:p>
      <text:p text:style-name="P147">In some tribal cases, regional burial mounds or communal graves will be constructed. These might then be visited seasonally as the tribes pass them.</text:p>
      <text:p text:style-name="P59"><text:line-break/>What do people in this culture think about suicide?</text:p>
      <text:p text:style-name="P7">How do people demonstrate grief?</text:p>
      <text:p text:style-name="P180"><text:span text:style-name="T4"><text:line-break/></text:span><text:span text:style-name="T3">Questions of Magic.</text:span><text:span text:style-name="T2"><text:line-break/></text:span><text:span text:style-name="T4">How is magic integrated into society?</text:span></text:p>
      <text:p text:style-name="P17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27"> given knowledge of the casting methods.</text:span></text:p>
      <text:p text:style-name="P125"/>
      <text:p text:style-name="P175"><text:span text:style-name="T27">A</text:span><text:span text:style-name="T1">fter the Usada, </text:span><text:span text:style-name="T28">the gods could not longer easily influence the material world. Instead, they were forced to channel their power and knowledge through mortals, giving rise to the divine magic known in the world from that point onward. </text:span><text:span text:style-name="T29">After Apythia’s ritual, not even divine magic was commonly worked.</text:span><text:span text:style-name="T28"> </text:span><text:span text:style-name="T29">Now, shaman and other religious leaders are sometimes believed to have some powers of divination, but these are not well substantiated.</text:span></text:p>
      <text:p text:style-name="P53"><text:line-break/>Who can work magic? Is anyone disallowed from working magic?<text:line-break/><text:soft-page-break/>How are works of magic accomplished?<text:line-break/>What kind of preparation or study is required before undertaking a magical work?</text:p>
      <text:p text:style-name="P7">How is the use of magic viewed by the majority?</text:p>
      <text:p text:style-name="P163"><text:span text:style-name="T78">It is viewed as a purely divine power—a means of interacting with the gods and connecting them to the mortal world.</text:span><text:span text:style-name="T76"><text:line-break/></text:span></text:p>
      <text:p text:style-name="P4"><text:bookmark-start text:name="4"/>Questions of Family.<text:bookmark-end text:name="4"/></text:p>
      <text:p text:style-name="P7">Marriage</text:p>
      <text:p text:style-name="P62">How is a marriage defined? How is a marriage contracted?</text:p>
      <text:p text:style-name="P149">The Nlashikir do conduct marriage, though the courting affair is steeped in competition, much like other rituals of the Orun. <text:span text:style-name="T138">Marriage is defined by the joining of a man and woman in household and after ritual consummation.</text:span></text:p>
      <text:p text:style-name="P62"><text:line-break/>Who decides on a marriage?</text:p>
      <text:p text:style-name="P63">What is the term of a marriage contract?<text:line-break/>How are marriages celebrated?</text:p>
      <text:p text:style-name="P149">Nlashikir marriages happen when a girl came of age <text:span text:style-name="T138">(varies from tribe to tribe) or when she so chooses to call a marriage</text:span>. Depending on the size of the tribe, rituals would happen within a single tribe or at a celebratory meeting of tribes in a region. The marriage ceremonies were held without the groom being known beforehand—for any could enter the celebratory competitions to compete for the bride. Uniquely, the bride also competes in her own courting celebration. The marriage is carried out after a wide variety of competitions, and the groom is chosen as the male most similar in ability to his bride.</text:p>
      <text:p text:style-name="P63"><text:line-break/>What is considered too great a difference in age for a couple?<text:line-break/>Do relationships allow multiple partners?</text:p>
      <text:p text:style-name="P150">No. In the case of a tie in the bridal competitions, the bride must choose one of the competitors.</text:p>
      <text:p text:style-name="P63"><text:line-break/>How can a marriage be terminated?</text:p>
      <text:p text:style-name="P7">Who usually takes custody of children if a marriage ends for some reason?<text:line-break/>Does this society connect the ideas of marriage with love?</text:p>
      <text:p text:style-name="P7"/>
      <text:p text:style-name="P7">Family</text:p>
      <text:p text:style-name="P64">How are families named?</text:p>
      <text:p text:style-name="P151">Families do not carry surnames. <text:span text:style-name="T139">Though there may be “tribal” surnames or identifiers, these often come in the form of tattoos, certain clothes or jewelry, or body paint.</text:span></text:p>
      <text:p text:style-name="P64"><text:line-break/>How big are families, typically?</text:p>
      <text:p text:style-name="P152">Nlashikir women usually raise three to five children in their lifetime.</text:p>
      <text:p text:style-name="P64"/>
      <text:p text:style-name="P7">What constitutes a household? How many people live in one household? How many generations?<text:line-break/>How are boy and girl children treated differently?<text:line-break/>What happens to orphans?<text:line-break/></text:p>
      <text:p text:style-name="P4"><text:bookmark-start text:name="5"/>Questions of Customs and Social Life.<text:bookmark-end text:name="5"/></text:p>
      <text:p text:style-name="P26"><text:soft-page-break/>What colors are associated with power? With virtue? With death?<text:line-break/>When and how does someone go from child to adult?</text:p>
      <text:p text:style-name="P128">A child is considered fulfilled once they choose their pursuit, be it an occupation, trade, or other.</text:p>
      <text:p text:style-name="P26"/>
      <text:p text:style-name="P27">If two people get into a fight, how is this supposed to be resolved?</text:p>
      <text:p text:style-name="P9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28"><text:line-break/>Who inherits property? Titles? Position?</text:p>
      <text:p text:style-name="P91">The family of the Orun inherits property, but titles and positions are not inherited.</text:p>
      <text:p text:style-name="P29"><text:line-break/>What are the most popular games? How important are they?</text:p>
      <text:p text:style-name="P92">Games of almost any kind are vital to Orun culture—and in many cases, games are some of the most deciding factors in an Orun’s life. <text:span text:style-name="T140">Nlashikir take games seriously, but they are generally a lighthearted, fun-loving people.</text:span></text:p>
      <text:p text:style-name="P92"/>
      <text:p text:style-name="P153">The most important <text:span text:style-name="T90">and popular </text:span>games are the Daraya, a traditionally centennial event.</text:p>
      <text:p text:style-name="P29"><text:line-break/>How much free time do people usually get?<text:line-break/>What do they spend this time doing?<text:line-break/>How independent or codependent are individuals?<text:line-break/></text:p>
      <text:p text:style-name="P7">Social Division</text:p>
      <text:p text:style-name="P15">Is society segregated?</text:p>
      <text:p text:style-name="P131">Orun culture in Ebo is highly segregated, but the nomadic tribes often do not segregate the society as fully.</text:p>
      <text:p text:style-name="P15"><text:line-break/>What social classes or divisions exist in this society?</text:p>
      <text:p text:style-name="P156">There are a few, loose stratifications based on labor or power in the tribe:</text:p>
      <text:p text:style-name="P73"/>
      <text:p text:style-name="P73"><text:span text:style-name="T140">0</text:span><text:span text:style-name="T68"> – Subu, “Fallen”, those who were within the Ebo system but were exiled or otherwise removed from society.</text:span></text:p>
      <text:p text:style-name="P74"><text:span text:style-name="T46">1</text:span> – Eto, “Just”, those that work as thralls.</text:p>
      <text:p text:style-name="P74"><text:span text:style-name="T46">2</text:span> – Laarin, “Within”, <text:span text:style-name="T113">almost all other laborers</text:span><text:span text:style-name="T67">.</text:span></text:p>
      <text:p text:style-name="P75"><text:span text:style-name="T46">3</text:span> – Alakoso, “Ruler”, those Nla <text:span text:style-name="T113">that hold titles of chieftain or ruling elder</text:span>, <text:span text:style-name="T113">or</text:span> pursue status as a warrior</text:p>
      <text:p text:style-name="P76"><text:span text:style-name="T46">4</text:span> – <text:span text:style-name="T140">The religious class, called by various names.</text:span></text:p>
      <text:p text:style-name="P76"/>
      <text:p text:style-name="P76">Age based segregation, typically only superimposed over Nla:</text:p>
      <text:p text:style-name="P76"/>
      <text:p text:style-name="P76">0 – Ko De, “Not Bound”, those too young to have chosen a specific profession.</text:p>
      <text:p text:style-name="P76">1 – De, “Bound”, those who have taken a specific pursuit.</text:p>
      <text:p text:style-name="P77">2 – Agabalagba, “Elder”, those Nla that grew old enough to train numerous younger Nla in their craft. Many Nla do not rise above Agabalagba in their age class.</text:p>
      <text:p text:style-name="P16"><text:line-break/>If so, can people move from one class to another?</text:p>
      <text:p text:style-name="P78"><text:soft-page-break/>It is possible in some situations.</text:p>
      <text:p text:style-name="P78"/>
      <text:p text:style-name="P81">For labor based stratification:</text:p>
      <text:p text:style-name="P78">- A Laarin can become an Alakoso within their community if deemed worthy by the current Alakosos.</text:p>
      <text:p text:style-name="P79">- A Laarin <text:span text:style-name="T69">can also be raised to a full Alakoso if they take on an administrative position, or occasionally Yan if they are fortunate enough to be chosen by the current Yan. More commonly, </text:span><text:span text:style-name="T112">an </text:span><text:span text:style-name="T69">Alakoso child will train to be a Yan for much of their early life.</text:span></text:p>
      <text:p text:style-name="P80">- Any Orun can be banished and named Subu.</text:p>
      <text:p text:style-name="P80"/>
      <text:p text:style-name="P81">For age based stratification:</text:p>
      <text:p text:style-name="P81">-The Ko De → De → Agabalagba transitions are straightforward through the life of a Nla.</text:p>
      <text:p text:style-name="P81"/>
      <text:p text:style-name="P82">Within Ebo there is also the principle of Eje, by which the highest social rank within the family is applied to the entire family immediate family.</text:p>
      <text:p text:style-name="P183"><text:span text:style-name="T4"><text:line-break/>Is there any discrimination against minority groups (racial, ethnic, religious) in this society?<text:line-break/>What are the typical roles of women and men? What are the expectations of children?<text:line-break/></text:span><text:span text:style-name="T32">The gender stratification is quite simple—there is very little at all except for specific occurrences. In general, any profession or role is taken by whoever believes they can be successful at it.</text:span></text:p>
      <text:p text:style-name="P17"><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154">While the specific clothing varies from region to region as materials are available, the Nlashikir tend to be a very colorful people, either in dress, body paint, jewelry, or skin tone.</text:p>
      <text:p text:style-name="P18"/>
      <text:p text:style-name="P19">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text:soft-page-break/>Entertainments<text:line-break/>Does the culture have outlets for dramatic arts (theater, puppetry, cinematography)?</text:p>
      <text:p text:style-name="P89">The Orun enjoy and pursue many subjective art forms <text:span text:style-name="T114">that are somewhat ephemeral or easy to transport. Tattooing, embroidery and weaving, body painting, etc.</text:span></text:p>
      <text:p text:style-name="P25"><text:line-break/>What other major forms of entertainment are there?</text:p>
      <text:p text:style-name="P129"><text:span text:style-name="T88">The largest form of entertainment is competition of any kind. </text:span><text:span text:style-name="T89">Competition is seen as an objective means to prove quality and earn respect.</text:span></text:p>
      <text:p text:style-name="P129"/>
      <text:p text:style-name="P129"><text:span text:style-name="T115">Close to the Ebo homelands, the Orun might travel to participate in the Daraya games. </text:span><text:span text:style-name="T89">Daraya is a periodic event happening once every one-hundred years in traditional Orun society. Daraya lasts many months—sometimes years—and is composed of hundreds of different competitive events that span all the regions of the Orun. </text:span><text:span text:style-name="T91">The overall winner of Daraya is given the title of Saj, and they often compete in subsequent Daraya to keep their title.</text:span></text:p>
      <text:p text:style-name="P130">Daraya spans physical and mental competitions and often travels throughout the five regions <text:span text:style-name="T115">of Ebo</text:span>.</text:p>
      <text:p text:style-name="P19"><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4"><text:bookmark-start text:name="6"/>Questions of Manners.<text:bookmark-end text:name="6"/></text:p>
      <text:p text:style-name="P20">Who speaks first at a formal gathering?<text:line-break/><text:span text:style-name="T74">The elders, chieftain, or priest will initiate formal gatherings.</text:span></text:p>
      <text:p text:style-name="P20"/>
      <text:p text:style-name="P30">What kinds of gifts are considered appropriate or in extremely bad taste?<text:line-break/>How do younger adults address their elders?</text:p>
      <text:p text:style-name="P93">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0"><text:line-break/>What kinds of questions cannot be asked in public? In private? At all?<text:line-break/>What parts of the body are routinely covered?<text:line-break/>How private are bodily functions like bathing or defecating?</text:p>
      <text:p text:style-name="P6"/>
      <text:p text:style-name="P4"><text:bookmark-start text:name="9"/>Questions of Art.<text:bookmark-end text:name="9"/></text:p>
      <text:p text:style-name="P21">What are the favorite and least favorite artforms of the society?</text:p>
      <text:p text:style-name="P83">Many professions throughout Orun society are considered artful, or at least they have the capacity to be artful and the Orun pursue that art. From artful methods of tattoo art, bodily sculpting and the perfection of the spirit, the most perfect forms of any endeavor are considered art.</text:p>
      <text:p text:style-name="P21"/>
      <text:p text:style-name="P87"><text:soft-page-break/>The favored forms of art are those arts that can be in some way tested, called iwadii art. These are those art forms that are not entirely subjective, such as combat <text:span text:style-name="T92">or competitions in which there is a victor</text:span>. Combat has a winner, and thus the artist can be proven to be masterful.</text:p>
      <text:p text:style-name="P87"/>
      <text:p text:style-name="P87">Other art forms that involve the extension of the physical <text:span text:style-name="T92">or mental </text:span>person follow the same vein.</text:p>
      <text:p text:style-name="P87"/>
      <text:p text:style-name="P88">Activities in which there is no perfect objective or subjective effects are not well received, such as games of chance.</text:p>
      <text:p text:style-name="P24"><text:line-break/>How naturalistic or stylized is your society's art?</text:p>
      <text:p text:style-name="P7">How respected are artists?</text:p>
      <text:p text:style-name="P83">The most artful of any profession are extremely respected and sought after.</text:p>
      <text:p text:style-name="P7"/>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6"/>
      <text:p text:style-name="P188"><text:bookmark-start text:name="12"/><text:span text:style-name="T3">Questions of Sex.</text:span><text:bookmark-end text:name="12"/><text:span text:style-name="T4"><text:line-break/>How do people react to homosexuality? Is it frowned on? Encouraged?</text:span></text:p>
      <text:p text:style-name="P157">A somewhat common practice in many Nlashikir tribes is the marriage of two women. Women can freely enter a bridal competition for another bridge, and if the two are paired then they are married. Marriages of this kind are still expected to produce children to grow the tribe, so these women will take men into their house for sex.</text:p>
      <text:p text:style-name="P67"><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p>
      <text:p text:style-name="P7"/>
      <text:p text:style-name="P3"><text:bookmark-start text:name="2"/>Questions of Time.<text:bookmark-end text:name="2"/></text:p>
      <text:p text:style-name="P6">History</text:p>
      <text:p text:style-name="P6"><text:soft-page-break/>How was this society founded? Who founded it and under what circumstances?</text:p>
      <text:p text:style-name="P6">What were the chief powers in the time when this society was founded?</text:p>
      <text:p text:style-name="P23">How far back does this society’s written history go?<text:line-break/>What is the worst disaster they believe they've faced?</text:p>
      <text:p text:style-name="P84">The Subu Sinu. The releasing of Hera’roilya and the spilling of the world rocked Nomenes with earthquakes and storms and the sky was filled with fire. The ash blotted out the sky for <text:span text:style-name="T84">twenty </text:span>thousand years and the temperature cooled and pulled the sea levels far away from their previous extents.</text:p>
      <text:p text:style-name="P84"/>
      <text:p text:style-name="P85">The changing climate <text:span text:style-name="T8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85"/>
      <text:p text:style-name="P86">Almost all of the Orun cities were abandoned as their denizens had to follow the retreating coastlines or changing rivers. As the Subu Sinu ended and the climate began to shift back, another shift in Orun society came as the legendary figure Soka<text:span text:style-name="T86">h</text:span>n reorganized the four regions of the Orun and led them into a new Elder Passage. Many of the old cities were re-inhabited and balance returned to the four regions.</text:p>
      <text:p text:style-name="P23"/>
      <text:p text:style-name="P158">More recently, the stories of the exodus from Ebo are told to the younger generations.</text:p>
      <text:p text:style-name="P65"><text:line-break/>What was the best thing that ever happened to them?<text:line-break/>What in their past makes them feel ashamed?<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1">What is the form of government? How is it structured?</text:p>
      <text:p text:style-name="P83"/>
      <text:p text:style-name="P155">Tribes, no matter their subsidence form, might take on several different kinds of government:</text:p>
      <text:p text:style-name="P155"/>
      <text:p text:style-name="P155">Theocratic, where the shaman or cleric heads the tribe as a main decision maker.</text:p>
      <text:p text:style-name="P155">Egalitarian, where a group of elders makes decisions after consulting the wider tribe.</text:p>
      <text:p text:style-name="P155">Chiefdom, where a single powerful person takes charge of the decision making of the tribe. The chief would usually be chosen during a traditional game (possibly one aligning with a regular astronomical event, meaning the chieftain may be temporary in some tribes).</text:p>
      <text:p text:style-name="P189"><text:span text:style-name="T26"><text:s/></text:span><text:span text:style-name="T4"><text:line-break/>What are some of the most fundamental policies of the government?<text:line-break/>How is government chosen?<text:line-break/></text:span><text:soft-page-break/><text:span text:style-name="T4">What is the country’s general foreign policy?<text:line-break/>How are new laws created or old ones changed?</text:span></text:p>
      <text:p text:style-name="P31">What titles do various officials have?<text:line-break/>How do government officials dress?<text:line-break/>Is the law written down? Who interprets it?</text:p>
      <text:p text:style-name="P32">Who decides whether someone has broken a law? How?</text:p>
      <text:p text:style-name="P94">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93">but that justice must be taken in proper ways.</text:span></text:p>
      <text:p text:style-name="P32"><text:line-break/>What kinds of punishments are meted out? By whom?<text:line-break/>Is torture allowed? Is capital punishment allowed? What is it like?</text:p>
      <text:p text:style-name="P33">Is there some form of clemency or pardon? What is involved?</text:p>
      <text:p text:style-name="P95">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33"><text:line-break/>Once accused, what recourse does someone have?</text:p>
      <text:p text:style-name="P177"><text:span text:style-name="T7">If accused of a crime (even wrongfully </text:span><text:span text:style-name="T8">or maliciously</text:span><text:span text:style-name="T7">), </text:span><text:span text:style-name="T8">the accused and the accuser </text:span><text:span text:style-name="T9">must settle the accusation in some way. </text:span><text:span text:style-name="T11">Being accused of a crime is a family matter as well—the entire family is viewed as accused. </text:span><text:span text:style-name="T9">In many cases, the accusation is settled simply through a discussion—especially if the accusation is wrongful or inaccurate.</text:span></text:p>
      <text:p text:style-name="P177"><text:span text:style-name="T9"><text:tab/>If the accuser does not drop the accusation, </text:span><text:span text:style-name="T12">then the first course of action proposed by either party is typically followed.</text:span><text:span text:style-name="T9"> The retribution could be anything from repayment </text:span><text:span text:style-name="T10">to a battle to the death, depending on the severity of the crime. If the retribution is in the form of a competition like this, the competition is always (at least at first sight) carried out fairly between the two parties, </text:span><text:span text:style-name="T12">and often brings in others with whom the accused and accuser are aligned with, such as family members or family allies. </text:span><text:span text:style-name="T14">Occasionally, the accused or accuser’s place could be taken by a family member or ally.</text:span></text:p>
      <text:p text:style-name="P177"><text:span text:style-name="T9"><text:tab/></text:span><text:span text:style-name="T12">This justice system often leads to deep running feuds and private family wars. It is from this system that much of societal organization stems from, bringing rise to family alliances and bonds </text:span><text:span text:style-name="T13">that rule society.</text:span></text:p>
      <text:p text:style-name="P95"/>
      <text:p text:style-name="P34">How are the rules different for officials as opposed to the common person?<text:line-break/>Is bribery allowed? Under what circumstances?<text:line-break/>What makes someone a bad ruler in this society? What can be done about it?</text:p>
      <text:p text:style-name="P96">If the ruler loses respect in the eyes of the people, they are often deposed by their overseer <text:span text:style-name="T94">or by a subordinate that defeats them in a rightful challenge.</text:span></text:p>
      <text:p text:style-name="P35"><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text:soft-pag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97">No one is above an accusation.</text:p>
      <text:p text:style-name="P36"><text:line-break/>Is there secret police?<text:line-break/>What is the role of police informants, if any?<text:line-break/></text:p>
      <text:p text:style-name="P4"><text:bookmark-start text:name="19"/>Questions of Warfare.<text:bookmark-end text:name="19"/></text:p>
      <text:p text:style-name="P36">Does the country have an armed force? What types? What size?</text:p>
      <text:p text:style-name="P98">In some cases, <text:span text:style-name="T56">conflicts</text:span> might be resolved only by an elite group that represents a <text:span text:style-name="T56">tribe</text:span>. These elite groups are typically <text:span text:style-name="T56">powerful warrior priests</text:span> or Alakoso in make up.</text:p>
      <text:p text:style-name="P36"><text:line-break/>How do the armed forces compare with others in the region or world?</text:p>
      <text:p text:style-name="P99">The Orun are famous for their members’ dedication towards a single pursuit. Their culture aligns itself towards conflict and breeds the most feared warriors in the world.</text:p>
      <text:p text:style-name="P37"><text:line-break/>Who declares war and peace?<text:line-break/>How are treaties negotiated?<text:line-break/>What happens to prisoners taken in battle?</text:p>
      <text:p text:style-name="P100">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38"><text:line-break/>What form of warfare does this society use?<text:line-break/>What weapons are favored by the various armed forces?</text:p>
      <text:p text:style-name="P101">The spear or dagger is the most common weapon.</text:p>
      <text:p text:style-name="P38"><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7"/>
      <text:p text:style-name="P3"><text:bookmark-start text:name="8"/>Questions of Labor.<text:bookmark-end text:name="8"/></text:p>
      <text:p text:style-name="P39"><text:soft-page-break/>Describe any kind of division of labor, such as into physical versus mental versus spiritual.<text:line-break/>Is there any special prestige attached to some category of labor or job?<text:line-break/>What professions or activities are considered masculine?<text:line-break/>What professions or activities are viewed as feminine?</text:p>
      <text:p text:style-name="P102">There is not a division of professions by gender in Orun culture, and neither gender is considered weaker than the other.</text:p>
      <text:p text:style-name="P40"><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1">What is the average life expectancy? How does this differ between different regions, races or ethnicities?</text:p>
      <text:p text:style-name="P103">Orun can live to be almost 25,000 years old, though many die before they are 15,000 years of age.</text:p>
      <text:p text:style-name="P103"/>
      <text:p text:style-name="P103">Kekere live much shorter lives, at most living to 1,000 years. Many die before they reach 700.</text:p>
      <text:p text:style-name="P41"><text:line-break/>What access do people have to clean drinking water (at home or in public)?<text:lin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42">Describe the education of the society’s people: formal schooling, apprenticeship, etc.</text:p>
      <text:p text:style-name="P104">Education in Orun culture is limited to apprenticeship in various professions.</text:p>
      <text:p text:style-name="P104"/>
      <text:p text:style-name="P105">The most formal and highest regarded education is that of a Yan. The education to become an acolyte is prestigious, expensive, and long.</text:p>
      <text:p text:style-name="P42"><text:line-break/>Is education compulsory / offered to everyone? What is the cost of education?</text:p>
      <text:p text:style-name="P104">Apprenticeship is a naturally integrated part of Orun culture. All Orun take on some role in society, even if it is only a continuing of their family profession.</text:p>
      <text:p text:style-name="P104"><text:soft-page-break/></text:p>
      <text:p text:style-name="P106">The education to become a Yan is rarely taken by anyone not already in the Alakoso class, as it is expensive and prestigious.</text:p>
      <text:p text:style-name="P43"><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How common is literacy? How is literacy viewed?<text:line-break/>What form and value are books?<text:line-break/>Who teaches others? How do they teach?<text:line-break/></text:p>
      <text:p text:style-name="P3"><text:bookmark-start text:name="15"/>Questions of Transportation and Communications.<text:bookmark-end text:name="15"/></text:p>
      <text:p text:style-name="P6">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4">What is the local economy based on?<text:line-break/>How is commerce engaged in?</text:p>
      <text:p text:style-name="P66">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66">How does it compare to other neighboring currencies?<text:line-break/>How has the value of the currency changed or fluctuated recently?<text:line-break/>How are coins and notes produced? How common are forgeries?<text:line-break/>Is there a banking system?</text:p>
      <text:p text:style-name="P107">There is not a banking system. Wealthy families may loan to others, though even this act is uncommon. Borrowing money is typically considered dishonorable and weak.</text:p>
      <text:p text:style-name="P45"><text:soft-page-break/><text:line-break/>Who uses it? What benefits does it bring? At what c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3-06-12T14:57:48.950157772</dc:date>
    <meta:editing-cycles>264</meta:editing-cycles>
    <meta:editing-duration>P1DT9H44M12S</meta:editing-duration>
    <meta:generator>LibreOffice/6.4.7.2$Linux_X86_64 LibreOffice_project/40$Build-2</meta:generator>
    <meta:document-statistic meta:table-count="0" meta:image-count="0" meta:object-count="0" meta:page-count="23" meta:paragraph-count="361" meta:word-count="9586" meta:character-count="57204" meta:non-whitespace-character-count="478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